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3.811cm"/>
    </style:style>
    <style:style style:name="Tab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729fc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26cm" fo:margin-left="0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2.62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26cm" fo:margin-left="0cm" table:align="left"/>
    </style:style>
    <style:style style:name="Tabla3.A" style:family="table-column">
      <style:table-column-properties style:column-width="1.296cm"/>
    </style:style>
    <style:style style:name="Tabla3.B" style:family="table-column">
      <style:table-column-properties style:column-width="12.3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2.136cm" table:align="margins"/>
    </style:style>
    <style:style style:name="Tabla5.A" style:family="table-column">
      <style:table-column-properties style:column-width="12.136cm" style:rel-column-width="65535*"/>
    </style:style>
    <style:style style:name="Tabla5.A1" style:family="table-cell">
      <style:table-cell-properties fo:padding="0.097cm" fo:border="0.05pt solid #000000"/>
    </style:style>
    <style:style style:name="Tabla4" style:family="table">
      <style:table-properties style:width="12.136cm" table:align="margins"/>
    </style:style>
    <style:style style:name="Tabla4.A" style:family="table-column">
      <style:table-column-properties style:column-width="1.005cm" style:rel-column-width="5429*"/>
    </style:style>
    <style:style style:name="Tabla4.B" style:family="table-column">
      <style:table-column-properties style:column-width="11.13cm" style:rel-column-width="6010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3.811cm"/>
    </style:style>
    <style:style style:name="Tabla6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729fcf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9" style:family="table-cell">
      <style:table-cell-properties fo:padding="0.097cm" fo:border-left="0.05pt solid #000000" fo:border-right="none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626cm" fo:margin-left="0cm" table:align="left"/>
    </style:style>
    <style:style style:name="Tabla7.A" style:family="table-column">
      <style:table-column-properties style:column-width="1.005cm"/>
    </style:style>
    <style:style style:name="Tabla7.B" style:family="table-column">
      <style:table-column-properties style:column-width="12.621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26cm" fo:margin-left="0cm" table:align="left"/>
    </style:style>
    <style:style style:name="Tabla8.A" style:family="table-column">
      <style:table-column-properties style:column-width="1.296cm"/>
    </style:style>
    <style:style style:name="Tabla8.B" style:family="table-column">
      <style:table-column-properties style:column-width="12.3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2.136cm" table:align="margins"/>
    </style:style>
    <style:style style:name="Tabla9.A" style:family="table-column">
      <style:table-column-properties style:column-width="12.136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2.136cm" table:align="margins"/>
    </style:style>
    <style:style style:name="Tabla10.A" style:family="table-column">
      <style:table-column-properties style:column-width="1.005cm" style:rel-column-width="5429*"/>
    </style:style>
    <style:style style:name="Tabla10.B" style:family="table-column">
      <style:table-column-properties style:column-width="11.13cm" style:rel-column-width="6010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3.811cm"/>
    </style:style>
    <style:style style:name="Tabla1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729fcf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3.626cm" fo:margin-left="0cm" table:align="left"/>
    </style:style>
    <style:style style:name="Tabla12.A" style:family="table-column">
      <style:table-column-properties style:column-width="1.005cm"/>
    </style:style>
    <style:style style:name="Tabla12.B" style:family="table-column">
      <style:table-column-properties style:column-width="12.621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3.626cm" fo:margin-left="0cm" table:align="left"/>
    </style:style>
    <style:style style:name="Tabla13.A" style:family="table-column">
      <style:table-column-properties style:column-width="1.296cm"/>
    </style:style>
    <style:style style:name="Tabla13.B" style:family="table-column">
      <style:table-column-properties style:column-width="12.3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2.136cm" table:align="margins"/>
    </style:style>
    <style:style style:name="Tabla14.A" style:family="table-column">
      <style:table-column-properties style:column-width="12.136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2.136cm" table:align="margins"/>
    </style:style>
    <style:style style:name="Tabla15.A" style:family="table-column">
      <style:table-column-properties style:column-width="1.005cm" style:rel-column-width="5429*"/>
    </style:style>
    <style:style style:name="Tabla15.B" style:family="table-column">
      <style:table-column-properties style:column-width="11.13cm" style:rel-column-width="60106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3.811cm"/>
    </style:style>
    <style:style style:name="Tabla16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background-color="#729fcf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3.626cm" fo:margin-left="0cm" table:align="left"/>
    </style:style>
    <style:style style:name="Tabla17.A" style:family="table-column">
      <style:table-column-properties style:column-width="1.005cm"/>
    </style:style>
    <style:style style:name="Tabla17.B" style:family="table-column">
      <style:table-column-properties style:column-width="12.621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3.626cm" fo:margin-left="0cm" table:align="left"/>
    </style:style>
    <style:style style:name="Tabla18.A" style:family="table-column">
      <style:table-column-properties style:column-width="1.296cm"/>
    </style:style>
    <style:style style:name="Tabla18.B" style:family="table-column">
      <style:table-column-properties style:column-width="12.3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2.136cm" table:align="margins"/>
    </style:style>
    <style:style style:name="Tabla19.A" style:family="table-column">
      <style:table-column-properties style:column-width="12.136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2.136cm" table:align="margins"/>
    </style:style>
    <style:style style:name="Tabla20.A" style:family="table-column">
      <style:table-column-properties style:column-width="1.005cm" style:rel-column-width="5429*"/>
    </style:style>
    <style:style style:name="Tabla20.B" style:family="table-column">
      <style:table-column-properties style:column-width="11.13cm" style:rel-column-width="60106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3.811cm"/>
    </style:style>
    <style:style style:name="Tabla2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background-color="#729fc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9" style:family="table-cell">
      <style:table-cell-properties fo:padding="0.097cm" fo:border-left="0.05pt solid #000000" fo:border-right="none" fo:border-top="none" fo:border-bottom="0.05pt solid #000000"/>
    </style:style>
    <style:style style:name="Tabla2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3.626cm" fo:margin-left="0cm" table:align="left"/>
    </style:style>
    <style:style style:name="Tabla22.A" style:family="table-column">
      <style:table-column-properties style:column-width="1.005cm"/>
    </style:style>
    <style:style style:name="Tabla22.B" style:family="table-column">
      <style:table-column-properties style:column-width="12.621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3.626cm" fo:margin-left="0cm" table:align="left"/>
    </style:style>
    <style:style style:name="Tabla23.A" style:family="table-column">
      <style:table-column-properties style:column-width="1.296cm"/>
    </style:style>
    <style:style style:name="Tabla23.B" style:family="table-column">
      <style:table-column-properties style:column-width="12.3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2.136cm" table:align="margins"/>
    </style:style>
    <style:style style:name="Tabla24.A" style:family="table-column">
      <style:table-column-properties style:column-width="12.136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2.136cm" table:align="margins"/>
    </style:style>
    <style:style style:name="Tabla25.A" style:family="table-column">
      <style:table-column-properties style:column-width="1.005cm" style:rel-column-width="5429*"/>
    </style:style>
    <style:style style:name="Tabla25.B" style:family="table-column">
      <style:table-column-properties style:column-width="11.13cm" style:rel-column-width="60106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013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3.811cm"/>
    </style:style>
    <style:style style:name="Tabla26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background-color="#729fcf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6" style:family="table-cell">
      <style:table-cell-properties fo:padding="0.097cm" fo:border-left="0.05pt solid #000000" fo:border-right="none" fo:border-top="none" fo:border-bottom="0.05pt solid #000000"/>
    </style:style>
    <style:style style:name="Tabla2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7" style:family="table-cell">
      <style:table-cell-properties fo:padding="0.097cm" fo:border-left="0.05pt solid #000000" fo:border-right="none" fo:border-top="none" fo:border-bottom="0.05pt solid #000000"/>
    </style:style>
    <style:style style:name="Tabla2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8" style:family="table-cell">
      <style:table-cell-properties fo:padding="0.097cm" fo:border-left="0.05pt solid #000000" fo:border-right="none" fo:border-top="none" fo:border-bottom="0.05pt solid #000000"/>
    </style:style>
    <style:style style:name="Tabla2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9" style:family="table-cell">
      <style:table-cell-properties fo:padding="0.097cm" fo:border-left="0.05pt solid #000000" fo:border-right="none" fo:border-top="none" fo:border-bottom="0.05pt solid #000000"/>
    </style:style>
    <style:style style:name="Tabla2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3.626cm" fo:margin-left="0cm" table:align="left"/>
    </style:style>
    <style:style style:name="Tabla27.A" style:family="table-column">
      <style:table-column-properties style:column-width="1.005cm"/>
    </style:style>
    <style:style style:name="Tabla27.B" style:family="table-column">
      <style:table-column-properties style:column-width="12.62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3.626cm" fo:margin-left="0cm" table:align="left"/>
    </style:style>
    <style:style style:name="Tabla28.A" style:family="table-column">
      <style:table-column-properties style:column-width="1.296cm"/>
    </style:style>
    <style:style style:name="Tabla28.B" style:family="table-column">
      <style:table-column-properties style:column-width="12.3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2.136cm" table:align="margins"/>
    </style:style>
    <style:style style:name="Tabla29.A" style:family="table-column">
      <style:table-column-properties style:column-width="12.136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2.136cm" table:align="margins"/>
    </style:style>
    <style:style style:name="Tabla30.A" style:family="table-column">
      <style:table-column-properties style:column-width="1.005cm" style:rel-column-width="5429*"/>
    </style:style>
    <style:style style:name="Tabla30.B" style:family="table-column">
      <style:table-column-properties style:column-width="11.13cm" style:rel-column-width="6010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013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3.811cm"/>
    </style:style>
    <style:style style:name="Tabla3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1.B1" style:family="table-cell">
      <style:table-cell-properties fo:background-color="#729fcf" fo:padding="0.097cm" fo:border="0.05pt solid #000000">
        <style:background-image/>
      </style:table-cell-properties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3" style:family="table-cell">
      <style:table-cell-properties fo:padding="0.097cm" fo:border-left="0.05pt solid #000000" fo:border-right="none" fo:border-top="none" fo:border-bottom="0.05pt solid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4" style:family="table-cell">
      <style:table-cell-properties fo:padding="0.097cm" fo:border-left="0.05pt solid #000000" fo:border-right="none" fo:border-top="none" fo:border-bottom="0.05pt solid #000000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5" style:family="table-cell">
      <style:table-cell-properties fo:padding="0.097cm" fo:border-left="0.05pt solid #000000" fo:border-right="none" fo:border-top="none" fo:border-bottom="0.05pt solid #000000"/>
    </style:style>
    <style:style style:name="Tabla3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6" style:family="table-cell">
      <style:table-cell-properties fo:padding="0.097cm" fo:border-left="0.05pt solid #000000" fo:border-right="none" fo:border-top="none" fo:border-bottom="0.05pt solid #000000"/>
    </style:style>
    <style:style style:name="Tabla3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7" style:family="table-cell">
      <style:table-cell-properties fo:padding="0.097cm" fo:border-left="0.05pt solid #000000" fo:border-right="none" fo:border-top="none" fo:border-bottom="0.05pt solid #000000"/>
    </style:style>
    <style:style style:name="Tabla3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8" style:family="table-cell">
      <style:table-cell-properties fo:padding="0.097cm" fo:border-left="0.05pt solid #000000" fo:border-right="none" fo:border-top="none" fo:border-bottom="0.05pt solid #000000"/>
    </style:style>
    <style:style style:name="Tabla3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9" style:family="table-cell">
      <style:table-cell-properties fo:padding="0.097cm" fo:border-left="0.05pt solid #000000" fo:border-right="none" fo:border-top="none" fo:border-bottom="0.05pt solid #000000"/>
    </style:style>
    <style:style style:name="Tabla3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3.626cm" fo:margin-left="0cm" table:align="left"/>
    </style:style>
    <style:style style:name="Tabla32.A" style:family="table-column">
      <style:table-column-properties style:column-width="1.005cm"/>
    </style:style>
    <style:style style:name="Tabla32.B" style:family="table-column">
      <style:table-column-properties style:column-width="12.621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3.626cm" fo:margin-left="0cm" table:align="left"/>
    </style:style>
    <style:style style:name="Tabla33.A" style:family="table-column">
      <style:table-column-properties style:column-width="1.296cm"/>
    </style:style>
    <style:style style:name="Tabla33.B" style:family="table-column">
      <style:table-column-properties style:column-width="12.3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2.136cm" table:align="margins"/>
    </style:style>
    <style:style style:name="Tabla34.A" style:family="table-column">
      <style:table-column-properties style:column-width="12.136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2.136cm" table:align="margins"/>
    </style:style>
    <style:style style:name="Tabla35.A" style:family="table-column">
      <style:table-column-properties style:column-width="1.005cm" style:rel-column-width="5429*"/>
    </style:style>
    <style:style style:name="Tabla35.B" style:family="table-column">
      <style:table-column-properties style:column-width="11.13cm" style:rel-column-width="60106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cc22"/>
    </style:style>
    <style:style style:name="P2" style:family="paragraph" style:parent-style-name="Standard">
      <style:text-properties officeooo:paragraph-rsid="000d2e46"/>
    </style:style>
    <style:style style:name="P3" style:family="paragraph" style:parent-style-name="Standard">
      <style:text-properties officeooo:paragraph-rsid="000d60d4"/>
    </style:style>
    <style:style style:name="P4" style:family="paragraph" style:parent-style-name="Standard">
      <style:text-properties officeooo:paragraph-rsid="0012544a"/>
    </style:style>
    <style:style style:name="P5" style:family="paragraph" style:parent-style-name="Standard">
      <style:text-properties officeooo:paragraph-rsid="0016af2f"/>
    </style:style>
    <style:style style:name="P6" style:family="paragraph" style:parent-style-name="Standard">
      <style:text-properties officeooo:paragraph-rsid="00195f6a"/>
    </style:style>
    <style:style style:name="P7" style:family="paragraph" style:parent-style-name="Table_20_Contents">
      <style:text-properties officeooo:paragraph-rsid="000bcc22"/>
    </style:style>
    <style:style style:name="P8" style:family="paragraph" style:parent-style-name="Table_20_Contents">
      <style:text-properties officeooo:paragraph-rsid="000d2e46"/>
    </style:style>
    <style:style style:name="P9" style:family="paragraph" style:parent-style-name="Table_20_Contents">
      <style:text-properties officeooo:paragraph-rsid="000d60d4"/>
    </style:style>
    <style:style style:name="P10" style:family="paragraph" style:parent-style-name="Table_20_Contents">
      <style:text-properties officeooo:paragraph-rsid="0012544a"/>
    </style:style>
    <style:style style:name="P11" style:family="paragraph" style:parent-style-name="Table_20_Contents">
      <style:text-properties officeooo:paragraph-rsid="0016af2f"/>
    </style:style>
    <style:style style:name="P12" style:family="paragraph" style:parent-style-name="Table_20_Contents">
      <style:text-properties officeooo:paragraph-rsid="00195f6a"/>
    </style:style>
    <style:style style:name="P13" style:family="paragraph" style:parent-style-name="Table_20_Contents">
      <style:text-properties officeooo:rsid="000b9cf6" officeooo:paragraph-rsid="000b9cf6"/>
    </style:style>
    <style:style style:name="P14" style:family="paragraph" style:parent-style-name="Table_20_Contents">
      <style:text-properties officeooo:rsid="000b9cf6" officeooo:paragraph-rsid="000bcc22"/>
    </style:style>
    <style:style style:name="P15" style:family="paragraph" style:parent-style-name="Table_20_Contents">
      <style:text-properties officeooo:rsid="000b9cf6" officeooo:paragraph-rsid="000d2e46"/>
    </style:style>
    <style:style style:name="P16" style:family="paragraph" style:parent-style-name="Table_20_Contents">
      <style:text-properties officeooo:rsid="000b9cf6" officeooo:paragraph-rsid="000d60d4"/>
    </style:style>
    <style:style style:name="P17" style:family="paragraph" style:parent-style-name="Table_20_Contents">
      <style:text-properties officeooo:rsid="000b9cf6" officeooo:paragraph-rsid="0012544a"/>
    </style:style>
    <style:style style:name="P18" style:family="paragraph" style:parent-style-name="Table_20_Contents">
      <style:text-properties officeooo:rsid="0001c22d" officeooo:paragraph-rsid="0001c22d"/>
    </style:style>
    <style:style style:name="P19" style:family="paragraph" style:parent-style-name="Table_20_Contents">
      <style:text-properties officeooo:rsid="0001c22d" officeooo:paragraph-rsid="000bcc22"/>
    </style:style>
    <style:style style:name="P20" style:family="paragraph" style:parent-style-name="Table_20_Contents">
      <style:text-properties officeooo:rsid="0001c22d" officeooo:paragraph-rsid="000d2e46"/>
    </style:style>
    <style:style style:name="P21" style:family="paragraph" style:parent-style-name="Table_20_Contents">
      <style:text-properties officeooo:rsid="0001c22d" officeooo:paragraph-rsid="000d60d4"/>
    </style:style>
    <style:style style:name="P22" style:family="paragraph" style:parent-style-name="Table_20_Contents">
      <style:text-properties officeooo:rsid="0001c22d" officeooo:paragraph-rsid="0012544a"/>
    </style:style>
    <style:style style:name="P23" style:family="paragraph" style:parent-style-name="Table_20_Contents">
      <style:text-properties officeooo:rsid="0001c22d" officeooo:paragraph-rsid="0016af2f"/>
    </style:style>
    <style:style style:name="P24" style:family="paragraph" style:parent-style-name="Table_20_Contents">
      <style:text-properties officeooo:rsid="0001c22d" officeooo:paragraph-rsid="00195f6a"/>
    </style:style>
    <style:style style:name="P25" style:family="paragraph" style:parent-style-name="Table_20_Contents" style:list-style-name="L1">
      <style:text-properties officeooo:rsid="0001c22d" officeooo:paragraph-rsid="0001c22d"/>
    </style:style>
    <style:style style:name="P26" style:family="paragraph" style:parent-style-name="Table_20_Contents" style:list-style-name="L1">
      <style:text-properties officeooo:rsid="0001c22d" officeooo:paragraph-rsid="000bcc22"/>
    </style:style>
    <style:style style:name="P27" style:family="paragraph" style:parent-style-name="Table_20_Contents" style:list-style-name="L1">
      <style:text-properties officeooo:rsid="0001c22d" officeooo:paragraph-rsid="000d2e46"/>
    </style:style>
    <style:style style:name="P28" style:family="paragraph" style:parent-style-name="Table_20_Contents" style:list-style-name="L2">
      <style:text-properties officeooo:rsid="0001c22d" officeooo:paragraph-rsid="0001c22d"/>
    </style:style>
    <style:style style:name="P29" style:family="paragraph" style:parent-style-name="Table_20_Contents" style:list-style-name="L3">
      <style:text-properties officeooo:rsid="0001c22d" officeooo:paragraph-rsid="0001c22d"/>
    </style:style>
    <style:style style:name="P30" style:family="paragraph" style:parent-style-name="Table_20_Contents" style:list-style-name="L4">
      <style:text-properties officeooo:rsid="0001c22d" officeooo:paragraph-rsid="0001c22d"/>
    </style:style>
    <style:style style:name="P31" style:family="paragraph" style:parent-style-name="Table_20_Contents" style:list-style-name="L5">
      <style:text-properties officeooo:rsid="0001c22d" officeooo:paragraph-rsid="000bcc22"/>
    </style:style>
    <style:style style:name="P32" style:family="paragraph" style:parent-style-name="Table_20_Contents" style:list-style-name="L6">
      <style:text-properties officeooo:rsid="0001c22d" officeooo:paragraph-rsid="000bcc22"/>
    </style:style>
    <style:style style:name="P33" style:family="paragraph" style:parent-style-name="Table_20_Contents" style:list-style-name="L8">
      <style:text-properties officeooo:rsid="0001c22d" officeooo:paragraph-rsid="000bcc22"/>
    </style:style>
    <style:style style:name="P34" style:family="paragraph" style:parent-style-name="Table_20_Contents" style:list-style-name="L9">
      <style:text-properties officeooo:rsid="0001c22d" officeooo:paragraph-rsid="000d2e46"/>
    </style:style>
    <style:style style:name="P35" style:family="paragraph" style:parent-style-name="Table_20_Contents" style:list-style-name="L10">
      <style:text-properties officeooo:rsid="0001c22d" officeooo:paragraph-rsid="000d2e46"/>
    </style:style>
    <style:style style:name="P36" style:family="paragraph" style:parent-style-name="Table_20_Contents" style:list-style-name="L11">
      <style:text-properties officeooo:rsid="0001c22d" officeooo:paragraph-rsid="000d2e46"/>
    </style:style>
    <style:style style:name="P37" style:family="paragraph" style:parent-style-name="Table_20_Contents" style:list-style-name="L4">
      <style:text-properties officeooo:rsid="000218c1" officeooo:paragraph-rsid="000218c1"/>
    </style:style>
    <style:style style:name="P38" style:family="paragraph" style:parent-style-name="Table_20_Contents" style:list-style-name="L7">
      <style:text-properties officeooo:rsid="000218c1" officeooo:paragraph-rsid="000bcc22"/>
    </style:style>
    <style:style style:name="P39" style:family="paragraph" style:parent-style-name="Table_20_Contents" style:list-style-name="L11">
      <style:text-properties officeooo:rsid="000218c1" officeooo:paragraph-rsid="000d2e46"/>
    </style:style>
    <style:style style:name="P40" style:family="paragraph" style:parent-style-name="Table_20_Contents">
      <style:text-properties officeooo:rsid="000410c8" officeooo:paragraph-rsid="0001c22d"/>
    </style:style>
    <style:style style:name="P41" style:family="paragraph" style:parent-style-name="Table_20_Contents">
      <style:text-properties officeooo:rsid="000410c8" officeooo:paragraph-rsid="000410c8"/>
    </style:style>
    <style:style style:name="P42" style:family="paragraph" style:parent-style-name="Table_20_Contents">
      <style:text-properties officeooo:rsid="000410c8" officeooo:paragraph-rsid="000bcc22"/>
    </style:style>
    <style:style style:name="P43" style:family="paragraph" style:parent-style-name="Table_20_Contents">
      <style:text-properties officeooo:rsid="000410c8" officeooo:paragraph-rsid="000d2e46"/>
    </style:style>
    <style:style style:name="P44" style:family="paragraph" style:parent-style-name="Table_20_Contents">
      <style:text-properties officeooo:rsid="000410c8" officeooo:paragraph-rsid="000d60d4"/>
    </style:style>
    <style:style style:name="P45" style:family="paragraph" style:parent-style-name="Table_20_Contents">
      <style:text-properties officeooo:rsid="000410c8" officeooo:paragraph-rsid="0012544a"/>
    </style:style>
    <style:style style:name="P46" style:family="paragraph" style:parent-style-name="Table_20_Contents">
      <style:text-properties officeooo:rsid="000410c8" officeooo:paragraph-rsid="0016af2f"/>
    </style:style>
    <style:style style:name="P47" style:family="paragraph" style:parent-style-name="Table_20_Contents">
      <style:text-properties officeooo:rsid="000410c8" officeooo:paragraph-rsid="00195f6a"/>
    </style:style>
    <style:style style:name="P48" style:family="paragraph" style:parent-style-name="Table_20_Contents">
      <style:text-properties officeooo:rsid="0004e139" officeooo:paragraph-rsid="0004e139"/>
    </style:style>
    <style:style style:name="P49" style:family="paragraph" style:parent-style-name="Table_20_Contents">
      <style:text-properties officeooo:rsid="0004e139" officeooo:paragraph-rsid="000bcc22"/>
    </style:style>
    <style:style style:name="P50" style:family="paragraph" style:parent-style-name="Table_20_Contents">
      <style:text-properties officeooo:rsid="0004e139" officeooo:paragraph-rsid="000d2e46"/>
    </style:style>
    <style:style style:name="P51" style:family="paragraph" style:parent-style-name="Table_20_Contents">
      <style:text-properties officeooo:rsid="0004e139" officeooo:paragraph-rsid="000d60d4"/>
    </style:style>
    <style:style style:name="P52" style:family="paragraph" style:parent-style-name="Table_20_Contents">
      <style:text-properties officeooo:rsid="0004e139" officeooo:paragraph-rsid="0012544a"/>
    </style:style>
    <style:style style:name="P53" style:family="paragraph" style:parent-style-name="Table_20_Contents">
      <style:text-properties officeooo:rsid="0004e139" officeooo:paragraph-rsid="0016af2f"/>
    </style:style>
    <style:style style:name="P54" style:family="paragraph" style:parent-style-name="Table_20_Contents">
      <style:text-properties officeooo:rsid="0004e139" officeooo:paragraph-rsid="00184e5d"/>
    </style:style>
    <style:style style:name="P55" style:family="paragraph" style:parent-style-name="Table_20_Contents">
      <style:text-properties officeooo:rsid="0004e139" officeooo:paragraph-rsid="00195f6a"/>
    </style:style>
    <style:style style:name="P56" style:family="paragraph" style:parent-style-name="Table_20_Contents">
      <style:text-properties officeooo:rsid="0006773e" officeooo:paragraph-rsid="0006773e"/>
    </style:style>
    <style:style style:name="P57" style:family="paragraph" style:parent-style-name="Table_20_Contents">
      <style:text-properties officeooo:rsid="0006773e" officeooo:paragraph-rsid="000bcc22"/>
    </style:style>
    <style:style style:name="P58" style:family="paragraph" style:parent-style-name="Table_20_Contents">
      <style:text-properties officeooo:rsid="0006773e" officeooo:paragraph-rsid="000d2e46"/>
    </style:style>
    <style:style style:name="P59" style:family="paragraph" style:parent-style-name="Table_20_Contents">
      <style:text-properties officeooo:rsid="0006773e" officeooo:paragraph-rsid="000d60d4"/>
    </style:style>
    <style:style style:name="P60" style:family="paragraph" style:parent-style-name="Table_20_Contents">
      <style:text-properties officeooo:rsid="0006773e" officeooo:paragraph-rsid="0012544a"/>
    </style:style>
    <style:style style:name="P61" style:family="paragraph" style:parent-style-name="Table_20_Contents">
      <style:text-properties officeooo:rsid="0006773e" officeooo:paragraph-rsid="0016af2f"/>
    </style:style>
    <style:style style:name="P62" style:family="paragraph" style:parent-style-name="Table_20_Contents">
      <style:text-properties officeooo:rsid="0006773e" officeooo:paragraph-rsid="00195f6a"/>
    </style:style>
    <style:style style:name="P63" style:family="paragraph" style:parent-style-name="Table_20_Contents">
      <style:text-properties officeooo:rsid="000bcc22" officeooo:paragraph-rsid="000bcc22"/>
    </style:style>
    <style:style style:name="P64" style:family="paragraph" style:parent-style-name="Table_20_Contents" style:list-style-name="L1">
      <style:text-properties officeooo:rsid="00107844" officeooo:paragraph-rsid="00107844"/>
    </style:style>
    <style:style style:name="P65" style:family="paragraph" style:parent-style-name="Table_20_Contents" style:list-style-name="L1">
      <style:text-properties officeooo:rsid="00107844" officeooo:paragraph-rsid="0016af2f"/>
    </style:style>
    <style:style style:name="P66" style:family="paragraph" style:parent-style-name="Table_20_Contents">
      <style:text-properties officeooo:rsid="00107844" officeooo:paragraph-rsid="00107844"/>
    </style:style>
    <style:style style:name="P67" style:family="paragraph" style:parent-style-name="Table_20_Contents">
      <style:text-properties officeooo:rsid="00107844" officeooo:paragraph-rsid="0012544a"/>
    </style:style>
    <style:style style:name="P68" style:family="paragraph" style:parent-style-name="Table_20_Contents">
      <style:text-properties officeooo:rsid="00107844" officeooo:paragraph-rsid="0016af2f"/>
    </style:style>
    <style:style style:name="P69" style:family="paragraph" style:parent-style-name="Table_20_Contents">
      <style:text-properties officeooo:rsid="00107844" officeooo:paragraph-rsid="00195f6a"/>
    </style:style>
    <style:style style:name="P70" style:family="paragraph" style:parent-style-name="Table_20_Contents" style:list-style-name="L1">
      <style:text-properties officeooo:rsid="0016b62d" officeooo:paragraph-rsid="0016b62d"/>
    </style:style>
    <style:style style:name="P71" style:family="paragraph" style:parent-style-name="Table_20_Contents">
      <style:text-properties officeooo:rsid="00118854" officeooo:paragraph-rsid="00118854"/>
    </style:style>
    <style:style style:name="P72" style:family="paragraph" style:parent-style-name="Table_20_Contents">
      <style:text-properties officeooo:rsid="00118854" officeooo:paragraph-rsid="0012544a"/>
    </style:style>
    <style:style style:name="P73" style:family="paragraph" style:parent-style-name="Table_20_Contents">
      <style:text-properties officeooo:rsid="00118854" officeooo:paragraph-rsid="0016af2f"/>
    </style:style>
    <style:style style:name="P74" style:family="paragraph" style:parent-style-name="Table_20_Contents">
      <style:text-properties officeooo:rsid="00118854" officeooo:paragraph-rsid="00195f6a"/>
    </style:style>
    <style:style style:name="P75" style:family="paragraph" style:parent-style-name="Table_20_Contents" style:list-style-name="L1">
      <style:text-properties officeooo:rsid="001317de" officeooo:paragraph-rsid="001317de"/>
    </style:style>
    <style:style style:name="P76" style:family="paragraph" style:parent-style-name="Table_20_Contents">
      <style:text-properties officeooo:rsid="001317de" officeooo:paragraph-rsid="001317de"/>
    </style:style>
    <style:style style:name="P77" style:family="paragraph" style:parent-style-name="Table_20_Contents">
      <style:text-properties officeooo:rsid="0016af2f" officeooo:paragraph-rsid="0016af2f"/>
    </style:style>
    <style:style style:name="P78" style:family="paragraph" style:parent-style-name="Table_20_Contents">
      <style:text-properties officeooo:rsid="0016af2f" officeooo:paragraph-rsid="00195f6a"/>
    </style:style>
    <style:style style:name="P79" style:family="paragraph" style:parent-style-name="Table_20_Contents">
      <style:text-properties officeooo:rsid="00184e5d" officeooo:paragraph-rsid="00184e5d"/>
    </style:style>
    <style:style style:name="P80" style:family="paragraph" style:parent-style-name="Table_20_Contents">
      <style:text-properties officeooo:rsid="00184e5d" officeooo:paragraph-rsid="00195f6a"/>
    </style:style>
    <style:style style:name="P81" style:family="paragraph" style:parent-style-name="Table_20_Contents">
      <style:text-properties officeooo:rsid="00188b8b" officeooo:paragraph-rsid="00188b8b"/>
    </style:style>
    <style:style style:name="P82" style:family="paragraph" style:parent-style-name="Table_20_Contents">
      <style:text-properties officeooo:rsid="00188b8b" officeooo:paragraph-rsid="00195f6a"/>
    </style:style>
    <style:style style:name="P83" style:family="paragraph" style:parent-style-name="Table_20_Contents" style:list-style-name="L1">
      <style:text-properties officeooo:rsid="001ac2fd" officeooo:paragraph-rsid="001ac2fd"/>
    </style:style>
    <style:style style:name="P84" style:family="paragraph" style:parent-style-name="Table_20_Contents">
      <style:paragraph-properties fo:text-align="start" style:justify-single-word="false"/>
      <style:text-properties officeooo:rsid="001ac2fd" officeooo:paragraph-rsid="001ac2fd"/>
    </style:style>
    <style:style style:name="T1" style:family="text">
      <style:text-properties officeooo:rsid="0006773e"/>
    </style:style>
    <style:style style:name="T2" style:family="text">
      <style:text-properties officeooo:rsid="0008903a"/>
    </style:style>
    <style:style style:name="T3" style:family="text">
      <style:text-properties officeooo:rsid="0009b1a5"/>
    </style:style>
    <style:style style:name="T4" style:family="text">
      <style:text-properties officeooo:rsid="000bcc22"/>
    </style:style>
    <style:style style:name="T5" style:family="text">
      <style:text-properties officeooo:rsid="000c4c6b"/>
    </style:style>
    <style:style style:name="T6" style:family="text">
      <style:text-properties officeooo:rsid="000d2e46"/>
    </style:style>
    <style:style style:name="T7" style:family="text">
      <style:text-properties officeooo:rsid="000f4fad"/>
    </style:style>
    <style:style style:name="T8" style:family="text">
      <style:text-properties officeooo:rsid="000f8f82"/>
    </style:style>
    <style:style style:name="T9" style:family="text">
      <style:text-properties officeooo:rsid="00107844"/>
    </style:style>
    <style:style style:name="T10" style:family="text">
      <style:text-properties officeooo:rsid="00118854"/>
    </style:style>
    <style:style style:name="T11" style:family="text">
      <style:text-properties officeooo:rsid="0012544a"/>
    </style:style>
    <style:style style:name="T12" style:family="text">
      <style:text-properties officeooo:rsid="001317de"/>
    </style:style>
    <style:style style:name="T13" style:family="text">
      <style:text-properties officeooo:rsid="0013d943"/>
    </style:style>
    <style:style style:name="T14" style:family="text">
      <style:text-properties officeooo:rsid="0014f293"/>
    </style:style>
    <style:style style:name="T15" style:family="text">
      <style:text-properties officeooo:rsid="0016af2f"/>
    </style:style>
    <style:style style:name="T16" style:family="text">
      <style:text-properties officeooo:rsid="00184e5d"/>
    </style:style>
    <style:style style:name="T17" style:family="text">
      <style:text-properties officeooo:rsid="00188b8b"/>
    </style:style>
    <style:style style:name="T18" style:family="text">
      <style:text-properties officeooo:rsid="00195f6a"/>
    </style:style>
    <style:style style:name="T19" style:family="text">
      <style:text-properties officeooo:rsid="001ac2f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PT-01</text:p>
          </table:table-cell>
          <table:table-cell table:style-name="Tabla1.B1" office:value-type="string">
            <text:p text:style-name="P18">Registrar <text:span text:style-name="T3">reserva</text:span></text:p>
          </table:table-cell>
        </table:table-row>
        <table:table-row>
          <table:table-cell table:style-name="Tabla1.A9" office:value-type="string">
            <text:p text:style-name="P18">Versión</text:p>
          </table:table-cell>
          <table:table-cell table:style-name="Tabla1.B9" office:value-type="string">
            <text:p text:style-name="P18">1.0 <text:span text:style-name="T3">(19/10/2021)</text:span></text:p>
          </table:table-cell>
        </table:table-row>
        <table:table-row>
          <table:table-cell table:style-name="Tabla1.A9" office:value-type="string">
            <text:p text:style-name="P18">Dependencias</text:p>
          </table:table-cell>
          <table:table-cell table:style-name="Tabla1.B9" office:value-type="string">
            <text:list xml:id="list8278007498316679818" text:style-name="L1">
              <text:list-item>
                <text:p text:style-name="P25">Uso de las pistas reservado a socios</text:p>
              </text:list-item>
            </text:list>
            <text:list xml:id="list1236764137885403990" text:style-name="L2">
              <text:list-item>
                <text:p text:style-name="P28">Reserva por horas</text:p>
              </text:list-item>
            </text:list>
            <text:list xml:id="list257937558940828758" text:style-name="L3">
              <text:list-item>
                <text:p text:style-name="P29">Cancelación con anterioridad</text:p>
              </text:list-item>
            </text:list>
            <text:list xml:id="list5167482022681322138" text:style-name="L4">
              <text:list-item>
                <text:p text:style-name="P30">Reserva con un mes de antelación</text:p>
              </text:list-item>
              <text:list-item>
                <text:p text:style-name="P37">Debe reducirse a cuatro tarifas</text:p>
              </text:list-item>
            </text:list>
          </table:table-cell>
        </table:table-row>
        <table:table-row>
          <table:table-cell table:style-name="Tabla1.A9" office:value-type="string">
            <text:p text:style-name="P40">Precondición</text:p>
          </table:table-cell>
          <table:table-cell table:style-name="Tabla1.B9" office:value-type="string">
            <text:p text:style-name="P41">El socio del club de tenis desea reservar el uso de una pista</text:p>
          </table:table-cell>
        </table:table-row>
        <table:table-row>
          <table:table-cell table:style-name="Tabla1.A9" office:value-type="string">
            <text:p text:style-name="P18">Descripción</text:p>
          </table:table-cell>
          <table:table-cell table:style-name="Tabla1.B9" office:value-type="string">
            <text:p text:style-name="P41">El sistema deberá comportarse como se describe en el siguiente caso de uso cuando el socio del club solicite el uso de una pista</text:p>
          </table:table-cell>
        </table:table-row>
        <table:table-row>
          <table:table-cell table:style-name="Tabla1.A9" office:value-type="string">
            <text:p text:style-name="P18">Secuencia normal</text:p>
          </table:table-cell>
          <table:table-cell table:style-name="Tabla1.B9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18">Paso</text:p>
                </table:table-cell>
                <table:table-cell table:style-name="Tabla2.B1" office:value-type="string">
                  <text:p text:style-name="P18">Acción</text:p>
                </table:table-cell>
              </table:table-row>
              <table:table-row>
                <table:table-cell table:style-name="Tabla2.A2" office:value-type="string">
                  <text:p text:style-name="P18">1</text:p>
                </table:table-cell>
                <table:table-cell table:style-name="Tabla2.B2" office:value-type="string">
                  <text:p text:style-name="P48">El dependiente del mostrador solicita al sistema comenzar el proceso de registrar la solicitud de una pista</text:p>
                </table:table-cell>
              </table:table-row>
              <table:table-row>
                <table:table-cell table:style-name="Tabla2.A2" office:value-type="string">
                  <text:p text:style-name="P18">2</text:p>
                </table:table-cell>
                <table:table-cell table:style-name="Tabla2.B2" office:value-type="string">
                  <text:p text:style-name="P48">El <text:span text:style-name="T2">sistema</text:span> solicita que se registre al socio que desea reservar la pista</text:p>
                </table:table-cell>
              </table:table-row>
              <table:table-row>
                <table:table-cell table:style-name="Tabla2.A2" office:value-type="string">
                  <text:p text:style-name="P18">3</text:p>
                </table:table-cell>
                <table:table-cell table:style-name="Tabla2.B2" office:value-type="string">
                  <text:p text:style-name="P48">El dependiente proporciona al sistema los datos identificativos del socio</text:p>
                </table:table-cell>
              </table:table-row>
              <table:table-row>
                <table:table-cell table:style-name="Tabla2.A2" office:value-type="string">
                  <text:p text:style-name="P18">4</text:p>
                </table:table-cell>
                <table:table-cell table:style-name="Tabla2.B2" office:value-type="string">
                  <text:p text:style-name="P48">El sistema solicita que se identifiquen las <text:span text:style-name="T1">tarifa y las</text:span> pistas de la reserva</text:p>
                </table:table-cell>
              </table:table-row>
              <table:table-row>
                <table:table-cell table:style-name="Tabla2.A2" office:value-type="string">
                  <text:p text:style-name="P18">5</text:p>
                </table:table-cell>
                <table:table-cell table:style-name="Tabla2.B2" office:value-type="string">
                  <text:p text:style-name="P48">El dependiente proporciona al sistema los datos identificativos de la pista</text:p>
                </table:table-cell>
              </table:table-row>
              <table:table-row>
                <table:table-cell table:style-name="Tabla2.A2" office:value-type="string">
                  <text:p text:style-name="P18">6</text:p>
                </table:table-cell>
                <table:table-cell table:style-name="Tabla2.B2" office:value-type="string">
                  <text:p text:style-name="P48">El sistema muestra la fecha de finalización de cada una de las pistas y pide que se confirme la reserva de cada una de ellas</text:p>
                </table:table-cell>
              </table:table-row>
              <table:table-row>
                <table:table-cell table:style-name="Tabla2.A2" office:value-type="string">
                  <text:p text:style-name="P18">7</text:p>
                </table:table-cell>
                <table:table-cell table:style-name="Tabla2.B2" office:value-type="string">
                  <text:p text:style-name="P48">El dependiente le indica al socio del club la fecha de finalización y le pregunta si desea seguir adelante con la reserva de la pista</text:p>
                </table:table-cell>
              </table:table-row>
              <table:table-row>
                <table:table-cell table:style-name="Tabla2.A2" office:value-type="string">
                  <text:p text:style-name="P18">8</text:p>
                </table:table-cell>
                <table:table-cell table:style-name="Tabla2.B2" office:value-type="string">
                  <text:p text:style-name="P56">El socio confirma la pista que desea reservar conociendo las fechas de finalización</text:p>
                </table:table-cell>
              </table:table-row>
              <table:table-row>
                <table:table-cell table:style-name="Tabla2.A2" office:value-type="string">
                  <text:p text:style-name="P18">9</text:p>
                </table:table-cell>
                <table:table-cell table:style-name="Tabla2.B2" office:value-type="string">
                  <text:p text:style-name="P56">El dependiente confirma al sistema la reserva de la pista que el socio ha decidido pedir</text:p>
                </table:table-cell>
              </table:table-row>
              <table:table-row>
                <table:table-cell table:style-name="Tabla2.A2" office:value-type="string">
                  <text:p text:style-name="P18">10</text:p>
                </table:table-cell>
                <table:table-cell table:style-name="Tabla2.B2" office:value-type="string">
                  <text:p text:style-name="P56">El sistema informa de que la reserva de la pista se ha registrado correctamente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9" office:value-type="string">
            <text:p text:style-name="P18">Postcondición</text:p>
          </table:table-cell>
          <table:table-cell table:style-name="Tabla1.B9" office:value-type="string">
            <text:p text:style-name="P56">El socio usa la pista solicitada y el sistema ha registrado la reserva de la pista</text:p>
          </table:table-cell>
        </table:table-row>
        <table:table-row>
          <table:table-cell table:style-name="Tabla1.A9" office:value-type="string">
            <text:p text:style-name="P18">Excepciones</text:p>
          </table:table-cell>
          <table:table-cell table:style-name="Tabla1.B9" office:value-type="string"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56">Paso</text:p>
                </table:table-cell>
                <table:table-cell table:style-name="Tabla3.B1" office:value-type="string">
                  <text:p text:style-name="P56">Acción</text:p>
                </table:table-cell>
              </table:table-row>
              <table:table-row>
                <table:table-cell table:style-name="Tabla3.A2" office:value-type="string">
                  <text:p text:style-name="P56">2</text:p>
                </table:table-cell>
                <table:table-cell table:style-name="Tabla3.B2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56">Si la persona solicitante no es socia del club,</text:p>
                      </table:table-cell>
                    </table:table-row>
                  </table:table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ext:p text:style-name="P56">E.1</text:p>
                      </table:table-cell>
                      <table:table-cell table:style-name="Tabla4.B1" office:value-type="string">
                        <text:p text:style-name="P56">El sistema informa de la situación que impide realizar la reserva</text:p>
                      </table:table-cell>
                    </table:table-row>
                    <table:table-row>
                      <table:table-cell table:style-name="Tabla4.A2" office:value-type="string">
                        <text:p text:style-name="P56">E.2</text:p>
                      </table:table-cell>
                      <table:table-cell table:style-name="Tabla4.B2" office:value-type="string">
                        <text:p text:style-name="P56">El dependiente informa a la persona de la situación</text:p>
                      </table:table-cell>
                    </table:table-row>
                    <table:table-row>
                      <table:table-cell table:style-name="Tabla4.A2" office:value-type="string">
                        <text:p text:style-name="P56">E.3</text:p>
                      </table:table-cell>
                      <table:table-cell table:style-name="Tabla4.B2" office:value-type="string">
                        <text:p text:style-name="P56">Se cancela el caso de uso </text:p>
                      </table:table-cell>
                    </table:table-row>
                  </table:table>
                  <text:p text:style-name="P56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9" office:value-type="string">
            <text:p text:style-name="P18">Comentarios</text:p>
          </table:table-cell>
          <table:table-cell table:style-name="Tabla1.B9" office:value-type="string">
            <text:p text:style-name="P56">El número máximo de reservas de pistas es una por socio</text:p>
          </table:table-cell>
        </table:table-row>
      </table:table>
      <text:h text:style-name="Standard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4">PT-0<text:span text:style-name="T14">1</text:span></text:p>
          </table:table-cell>
          <table:table-cell table:style-name="Tabla6.B1" office:value-type="string">
            <text:p text:style-name="P19">Registrar <text:span text:style-name="T4">anulación</text:span></text:p>
          </table:table-cell>
        </table:table-row>
        <text:soft-page-break/>
        <table:table-row>
          <table:table-cell table:style-name="Tabla6.A9" office:value-type="string">
            <text:p text:style-name="P19">Versión</text:p>
          </table:table-cell>
          <table:table-cell table:style-name="Tabla6.B9" office:value-type="string">
            <text:p text:style-name="P19">1.0 <text:span text:style-name="T3">(20/10/2021)</text:span></text:p>
          </table:table-cell>
        </table:table-row>
        <table:table-row>
          <table:table-cell table:style-name="Tabla6.A9" office:value-type="string">
            <text:p text:style-name="P19">Dependencias</text:p>
          </table:table-cell>
          <table:table-cell table:style-name="Tabla6.B9" office:value-type="string">
            <text:list xml:id="list124223788225248" text:continue-list="list8278007498316679818" text:style-name="L1">
              <text:list-item>
                <text:p text:style-name="P26">Uso de las pistas reservado a socios</text:p>
              </text:list-item>
            </text:list>
            <text:list xml:id="list7396439841753035407" text:style-name="L5">
              <text:list-item>
                <text:p text:style-name="P31">Reserva por horas</text:p>
              </text:list-item>
            </text:list>
            <text:list xml:id="list6892947071561842622" text:style-name="L6">
              <text:list-item>
                <text:p text:style-name="P32">Reserva con un mes de antelación</text:p>
              </text:list-item>
            </text:list>
            <text:list xml:id="list2704793256871155984" text:style-name="L7">
              <text:list-item>
                <text:p text:style-name="P38">Debe reducirse a cuatro tarifas</text:p>
              </text:list-item>
            </text:list>
            <text:list xml:id="list8181733249853622776" text:style-name="L8">
              <text:list-item>
                <text:p text:style-name="P33">Cancelación con anterioridad</text:p>
              </text:list-item>
            </text:list>
          </table:table-cell>
        </table:table-row>
        <table:table-row>
          <table:table-cell table:style-name="Tabla6.A9" office:value-type="string">
            <text:p text:style-name="P42">Precondición</text:p>
          </table:table-cell>
          <table:table-cell table:style-name="Tabla6.B9" office:value-type="string">
            <text:p text:style-name="P42">El socio del club de tenis desea <text:span text:style-name="T4">cancelar</text:span> <text:span text:style-name="T4">la reserva</text:span> de una pista</text:p>
          </table:table-cell>
        </table:table-row>
        <table:table-row>
          <table:table-cell table:style-name="Tabla6.A9" office:value-type="string">
            <text:p text:style-name="P19">Descripción</text:p>
          </table:table-cell>
          <table:table-cell table:style-name="Tabla6.B9" office:value-type="string">
            <text:p text:style-name="P42">El sistema deberá comportarse como se describe en el siguiente caso de uso cuando el socio del club solicite <text:span text:style-name="T4">la cancelación</text:span> de una pista</text:p>
          </table:table-cell>
        </table:table-row>
        <table:table-row>
          <table:table-cell table:style-name="Tabla6.A9" office:value-type="string">
            <text:p text:style-name="P19">Secuencia normal</text:p>
          </table:table-cell>
          <table:table-cell table:style-name="Tabla6.B9" office:value-type="string">
            <table:table table:name="Tabla7" table:style-name="Tabla7">
              <table:table-column table:style-name="Tabla7.A"/>
              <table:table-column table:style-name="Tabla7.B"/>
              <table:table-row>
                <table:table-cell table:style-name="Tabla7.A1" office:value-type="string">
                  <text:p text:style-name="P19">Paso</text:p>
                </table:table-cell>
                <table:table-cell table:style-name="Tabla7.B1" office:value-type="string">
                  <text:p text:style-name="P19">Acción</text:p>
                </table:table-cell>
              </table:table-row>
              <table:table-row>
                <table:table-cell table:style-name="Tabla7.A2" office:value-type="string">
                  <text:p text:style-name="P19">1</text:p>
                </table:table-cell>
                <table:table-cell table:style-name="Tabla7.B2" office:value-type="string">
                  <text:p text:style-name="P49">El dependiente del mostrador solicita al sistema comenzar el proceso de registrar la solicitud de una pista</text:p>
                </table:table-cell>
              </table:table-row>
              <table:table-row>
                <table:table-cell table:style-name="Tabla7.A2" office:value-type="string">
                  <text:p text:style-name="P19">2</text:p>
                </table:table-cell>
                <table:table-cell table:style-name="Tabla7.B2" office:value-type="string">
                  <text:p text:style-name="P49">El <text:span text:style-name="T2">sistema</text:span> solicita que se registre al socio que desea reservar la pista</text:p>
                </table:table-cell>
              </table:table-row>
              <table:table-row>
                <table:table-cell table:style-name="Tabla7.A2" office:value-type="string">
                  <text:p text:style-name="P19">3</text:p>
                </table:table-cell>
                <table:table-cell table:style-name="Tabla7.B2" office:value-type="string">
                  <text:p text:style-name="P49">El dependiente proporciona al sistema los datos identificativos del socio</text:p>
                </table:table-cell>
              </table:table-row>
              <table:table-row>
                <table:table-cell table:style-name="Tabla7.A2" office:value-type="string">
                  <text:p text:style-name="P19">4</text:p>
                </table:table-cell>
                <table:table-cell table:style-name="Tabla7.B2" office:value-type="string">
                  <text:p text:style-name="P49">El sistema solicita que se identifiquen las <text:span text:style-name="T1">tarifa y las</text:span> pistas de la reserva</text:p>
                </table:table-cell>
              </table:table-row>
              <table:table-row>
                <table:table-cell table:style-name="Tabla7.A2" office:value-type="string">
                  <text:p text:style-name="P19">5</text:p>
                </table:table-cell>
                <table:table-cell table:style-name="Tabla7.B2" office:value-type="string">
                  <text:p text:style-name="P49">El dependiente proporciona al sistema los datos identificativos de la pista</text:p>
                </table:table-cell>
              </table:table-row>
              <table:table-row>
                <table:table-cell table:style-name="Tabla7.A2" office:value-type="string">
                  <text:p text:style-name="P19">6</text:p>
                </table:table-cell>
                <table:table-cell table:style-name="Tabla7.B2" office:value-type="string">
                  <text:p text:style-name="P49">El sistema muestra la fecha de finalización de cada una de las pistas y pide que se confirme la reserva de cada una de ellas</text:p>
                </table:table-cell>
              </table:table-row>
              <table:table-row>
                <table:table-cell table:style-name="Tabla7.A2" office:value-type="string">
                  <text:p text:style-name="P19">7</text:p>
                </table:table-cell>
                <table:table-cell table:style-name="Tabla7.B2" office:value-type="string">
                  <text:p text:style-name="P49">El dependiente le indica al socio del club la fecha de finalización y le pregunta si desea seguir adelante con la reserva de la pista</text:p>
                </table:table-cell>
              </table:table-row>
              <table:table-row>
                <table:table-cell table:style-name="Tabla7.A2" office:value-type="string">
                  <text:p text:style-name="P19">8</text:p>
                </table:table-cell>
                <table:table-cell table:style-name="Tabla7.B2" office:value-type="string">
                  <text:p text:style-name="P57">El socio confirma la pista que desea reservar conociendo las fechas de finalización</text:p>
                </table:table-cell>
              </table:table-row>
              <table:table-row>
                <table:table-cell table:style-name="Tabla7.A2" office:value-type="string">
                  <text:p text:style-name="P19">9</text:p>
                </table:table-cell>
                <table:table-cell table:style-name="Tabla7.B2" office:value-type="string">
                  <text:p text:style-name="P57">El dependiente confirma al sistema la reserva de la pista que el socio ha decidido pedir</text:p>
                </table:table-cell>
              </table:table-row>
              <table:table-row>
                <table:table-cell table:style-name="Tabla7.A2" office:value-type="string">
                  <text:p text:style-name="P19">10</text:p>
                </table:table-cell>
                <table:table-cell table:style-name="Tabla7.B2" office:value-type="string">
                  <text:p text:style-name="P57">El sistema informa de que la reserva de la pista se ha registrado correctamente</text:p>
                </table:table-cell>
              </table:table-row>
              <table:table-row>
                <table:table-cell table:style-name="Tabla7.A2" office:value-type="string">
                  <text:p text:style-name="P63">11</text:p>
                </table:table-cell>
                <table:table-cell table:style-name="Tabla7.B2" office:value-type="string">
                  <text:p text:style-name="P63">El socio solicita anular la reserva</text:p>
                </table:table-cell>
              </table:table-row>
              <table:table-row>
                <table:table-cell table:style-name="Tabla7.A2" office:value-type="string">
                  <text:p text:style-name="P63">12</text:p>
                </table:table-cell>
                <table:table-cell table:style-name="Tabla7.B2" office:value-type="string">
                  <text:p text:style-name="P63">El dependiente indica al sistema la cancelación</text:p>
                </table:table-cell>
              </table:table-row>
              <table:table-row>
                <table:table-cell table:style-name="Tabla7.A2" office:value-type="string">
                  <text:p text:style-name="P63">13</text:p>
                </table:table-cell>
                <table:table-cell table:style-name="Tabla7.B2" office:value-type="string">
                  <text:p text:style-name="P63">El sistema pide que se confirme la cancelación</text:p>
                </table:table-cell>
              </table:table-row>
              <table:table-row>
                <table:table-cell table:style-name="Tabla7.A2" office:value-type="string">
                  <text:p text:style-name="P63">14</text:p>
                </table:table-cell>
                <table:table-cell table:style-name="Tabla7.B2" office:value-type="string">
                  <text:p text:style-name="P63">El socio confirma que desea cancelar la reserva</text:p>
                </table:table-cell>
              </table:table-row>
              <table:table-row>
                <table:table-cell table:style-name="Tabla7.A2" office:value-type="string">
                  <text:p text:style-name="P63">15</text:p>
                </table:table-cell>
                <table:table-cell table:style-name="Tabla7.B2" office:value-type="string">
                  <text:p text:style-name="P63">El dependiente confirma la sistema el deseo de cancelación</text:p>
                </table:table-cell>
              </table:table-row>
              <table:table-row>
                <table:table-cell table:style-name="Tabla7.A2" office:value-type="string">
                  <text:p text:style-name="P63">16</text:p>
                </table:table-cell>
                <table:table-cell table:style-name="Tabla7.B2" office:value-type="string">
                  <text:p text:style-name="P63">El sistema informa de que la cancelación de la pista se ha registrado correctamente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6.A9" office:value-type="string">
            <text:p text:style-name="P19">Postcondición</text:p>
          </table:table-cell>
          <table:table-cell table:style-name="Tabla6.B9" office:value-type="string">
            <text:p text:style-name="P57">El socio <text:span text:style-name="T4">cancela la reserva de</text:span> la pista solicitada y el sistema ha registrado la <text:span text:style-name="T4">cancelación</text:span> de la pista</text:p>
          </table:table-cell>
        </table:table-row>
        <table:table-row>
          <table:table-cell table:style-name="Tabla6.A9" office:value-type="string">
            <text:p text:style-name="P19">Excepciones</text:p>
          </table:table-cell>
          <table:table-cell table:style-name="Tabla6.B9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7">Paso</text:p>
                </table:table-cell>
                <table:table-cell table:style-name="Tabla8.B1" office:value-type="string">
                  <text:p text:style-name="P57">Acción</text:p>
                </table:table-cell>
              </table:table-row>
              <table:table-row>
                <table:table-cell table:style-name="Tabla8.A2" office:value-type="string">
                  <text:p text:style-name="P57">2</text:p>
                </table:table-cell>
                <table:table-cell table:style-name="Tabla8.B2" office:value-type="string">
                  <table:table table:name="Tabla9" table:style-name="Tabla9">
                    <table:table-column table:style-name="Tabla9.A"/>
                    <table:table-row>
                      <table:table-cell table:style-name="Tabla9.A1" office:value-type="string">
                        <text:p text:style-name="P57">Si la persona solicitante no es socia del club,</text:p>
                      </table:table-cell>
                    </table:table-row>
                  </table:table>
                  <table:table table:name="Tabla10" table:style-name="Tabla10">
                    <table:table-column table:style-name="Tabla10.A"/>
                    <table:table-column table:style-name="Tabla10.B"/>
                    <table:table-row>
                      <table:table-cell table:style-name="Tabla10.A1" office:value-type="string">
                        <text:p text:style-name="P57">E.1</text:p>
                      </table:table-cell>
                      <table:table-cell table:style-name="Tabla10.B1" office:value-type="string">
                        <text:p text:style-name="P57">El sistema informa de la situación que impide realizar la reserva</text:p>
                      </table:table-cell>
                    </table:table-row>
                    <table:table-row>
                      <table:table-cell table:style-name="Tabla10.A2" office:value-type="string">
                        <text:p text:style-name="P57">E.2</text:p>
                      </table:table-cell>
                      <table:table-cell table:style-name="Tabla10.B2" office:value-type="string">
                        <text:p text:style-name="P57">El dependiente informa a la persona de la situación</text:p>
                      </table:table-cell>
                    </table:table-row>
                    <table:table-row>
                      <table:table-cell table:style-name="Tabla10.A2" office:value-type="string">
                        <text:p text:style-name="P57">E.3</text:p>
                      </table:table-cell>
                      <table:table-cell table:style-name="Tabla10.B2" office:value-type="string">
                        <text:p text:style-name="P57">Se cancela el caso de uso </text:p>
                      </table:table-cell>
                    </table:table-row>
                  </table:table>
                  <text:p text:style-name="P57"/>
                </table:table-cell>
              </table:table-row>
            </table:table>
            <text:p text:style-name="P7"/>
          </table:table-cell>
        </table:table-row>
        <text:soft-page-break/>
        <table:table-row>
          <table:table-cell table:style-name="Tabla6.A9" office:value-type="string">
            <text:p text:style-name="P19">Comentarios</text:p>
          </table:table-cell>
          <table:table-cell table:style-name="Tabla6.B9" office:value-type="string">
            <text:p text:style-name="P57">El número máximo de reservas de pistas es una por socio. <text:span text:style-name="T5">La cancelación de una pista debe pedirse un mes antes.</text:span></text:p>
          </table:table-cell>
        </table:table-row>
      </table:table>
      <text:h text:style-name="P1" text:outline-level="1"/>
      <text:h text:style-name="P2" text:outline-level="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5">PT-0<text:span text:style-name="T14">1</text:span></text:p>
          </table:table-cell>
          <table:table-cell table:style-name="Tabla11.B1" office:value-type="string">
            <text:p text:style-name="P20">Registrar <text:span text:style-name="T6">facturación</text:span></text:p>
          </table:table-cell>
        </table:table-row>
        <table:table-row>
          <table:table-cell table:style-name="Tabla11.A9" office:value-type="string">
            <text:p text:style-name="P20">Versión</text:p>
          </table:table-cell>
          <table:table-cell table:style-name="Tabla11.B9" office:value-type="string">
            <text:p text:style-name="P20">1.0 <text:span text:style-name="T3">(20/10/2021)</text:span></text:p>
          </table:table-cell>
        </table:table-row>
        <table:table-row>
          <table:table-cell table:style-name="Tabla11.A9" office:value-type="string">
            <text:p text:style-name="P20">Dependencias</text:p>
          </table:table-cell>
          <table:table-cell table:style-name="Tabla11.B9" office:value-type="string">
            <text:list xml:id="list124223804238057" text:continue-list="list124223788225248" text:style-name="L1">
              <text:list-item>
                <text:p text:style-name="P27">Uso de las pistas reservado a socios</text:p>
              </text:list-item>
            </text:list>
            <text:list xml:id="list3009179669247690222" text:style-name="L9">
              <text:list-item>
                <text:p text:style-name="P34">Reserva por horas</text:p>
              </text:list-item>
            </text:list>
            <text:list xml:id="list6312758382905181889" text:style-name="L10">
              <text:list-item>
                <text:p text:style-name="P35">Cancelación con anterioridad</text:p>
              </text:list-item>
            </text:list>
            <text:list xml:id="list2139989934989142507" text:style-name="L11">
              <text:list-item>
                <text:p text:style-name="P36">Reserva con un mes de antelación</text:p>
              </text:list-item>
              <text:list-item>
                <text:p text:style-name="P39">Debe reducirse a cuatro tarifas</text:p>
              </text:list-item>
              <text:list-item>
                <text:p text:style-name="P39">Generar facturas al mes detallando el uso</text:p>
              </text:list-item>
            </text:list>
          </table:table-cell>
        </table:table-row>
        <table:table-row>
          <table:table-cell table:style-name="Tabla11.A9" office:value-type="string">
            <text:p text:style-name="P43">Precondición</text:p>
          </table:table-cell>
          <table:table-cell table:style-name="Tabla11.B9" office:value-type="string">
            <text:p text:style-name="P43">El socio del club de tenis desea reservar el uso de una pista</text:p>
          </table:table-cell>
        </table:table-row>
        <table:table-row>
          <table:table-cell table:style-name="Tabla11.A9" office:value-type="string">
            <text:p text:style-name="P20">Descripción</text:p>
          </table:table-cell>
          <table:table-cell table:style-name="Tabla11.B9" office:value-type="string">
            <text:p text:style-name="P43">El sistema deberá comportarse como se describe en el siguiente caso de uso cuando el socio del club solicite el uso de una pista</text:p>
          </table:table-cell>
        </table:table-row>
        <table:table-row>
          <table:table-cell table:style-name="Tabla11.A9" office:value-type="string">
            <text:p text:style-name="P20">Secuencia normal</text:p>
          </table:table-cell>
          <table:table-cell table:style-name="Tabla11.B9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20">Paso</text:p>
                </table:table-cell>
                <table:table-cell table:style-name="Tabla12.B1" office:value-type="string">
                  <text:p text:style-name="P20">Acción</text:p>
                </table:table-cell>
              </table:table-row>
              <table:table-row>
                <table:table-cell table:style-name="Tabla12.A2" office:value-type="string">
                  <text:p text:style-name="P20">1</text:p>
                </table:table-cell>
                <table:table-cell table:style-name="Tabla12.B2" office:value-type="string">
                  <text:p text:style-name="P50">El dependiente del mostrador solicita al sistema comenzar el proceso de registrar la solicitud de una pista</text:p>
                </table:table-cell>
              </table:table-row>
              <table:table-row>
                <table:table-cell table:style-name="Tabla12.A2" office:value-type="string">
                  <text:p text:style-name="P20">2</text:p>
                </table:table-cell>
                <table:table-cell table:style-name="Tabla12.B2" office:value-type="string">
                  <text:p text:style-name="P50">El <text:span text:style-name="T2">sistema</text:span> solicita que se registre al socio que desea reservar la pista</text:p>
                </table:table-cell>
              </table:table-row>
              <table:table-row>
                <table:table-cell table:style-name="Tabla12.A2" office:value-type="string">
                  <text:p text:style-name="P20">3</text:p>
                </table:table-cell>
                <table:table-cell table:style-name="Tabla12.B2" office:value-type="string">
                  <text:p text:style-name="P50">El dependiente proporciona al sistema los datos identificativos del socio</text:p>
                </table:table-cell>
              </table:table-row>
              <table:table-row>
                <table:table-cell table:style-name="Tabla12.A2" office:value-type="string">
                  <text:p text:style-name="P20">4</text:p>
                </table:table-cell>
                <table:table-cell table:style-name="Tabla12.B2" office:value-type="string">
                  <text:p text:style-name="P50">El sistema solicita que se identifiquen las <text:span text:style-name="T1">tarifa y las</text:span> pistas de la reserva</text:p>
                </table:table-cell>
              </table:table-row>
              <table:table-row>
                <table:table-cell table:style-name="Tabla12.A2" office:value-type="string">
                  <text:p text:style-name="P20">5</text:p>
                </table:table-cell>
                <table:table-cell table:style-name="Tabla12.B2" office:value-type="string">
                  <text:p text:style-name="P50">El dependiente proporciona al sistema los datos identificativos de la pista</text:p>
                </table:table-cell>
              </table:table-row>
              <table:table-row>
                <table:table-cell table:style-name="Tabla12.A2" office:value-type="string">
                  <text:p text:style-name="P20">6</text:p>
                </table:table-cell>
                <table:table-cell table:style-name="Tabla12.B2" office:value-type="string">
                  <text:p text:style-name="P50">El sistema muestra la fecha de finalización de cada una de las pistas y pide que se confirme la reserva de cada una de ellas</text:p>
                </table:table-cell>
              </table:table-row>
              <table:table-row>
                <table:table-cell table:style-name="Tabla12.A2" office:value-type="string">
                  <text:p text:style-name="P20">7</text:p>
                </table:table-cell>
                <table:table-cell table:style-name="Tabla12.B2" office:value-type="string">
                  <text:p text:style-name="P50">El dependiente le indica al socio del club la fecha de finalización y le pregunta si desea seguir adelante con la reserva de la pista</text:p>
                </table:table-cell>
              </table:table-row>
              <table:table-row>
                <table:table-cell table:style-name="Tabla12.A2" office:value-type="string">
                  <text:p text:style-name="P20">8</text:p>
                </table:table-cell>
                <table:table-cell table:style-name="Tabla12.B2" office:value-type="string">
                  <text:p text:style-name="P58">El socio confirma la pista que desea reservar conociendo las fechas de finalización</text:p>
                </table:table-cell>
              </table:table-row>
              <table:table-row>
                <table:table-cell table:style-name="Tabla12.A2" office:value-type="string">
                  <text:p text:style-name="P20">9</text:p>
                </table:table-cell>
                <table:table-cell table:style-name="Tabla12.B2" office:value-type="string">
                  <text:p text:style-name="P58">El dependiente confirma al sistema la reserva de la pista que el socio ha decidido pedir</text:p>
                </table:table-cell>
              </table:table-row>
              <table:table-row>
                <table:table-cell table:style-name="Tabla12.A2" office:value-type="string">
                  <text:p text:style-name="P20">10</text:p>
                </table:table-cell>
                <table:table-cell table:style-name="Tabla12.B2" office:value-type="string">
                  <text:p text:style-name="P58">El sistema informa de que la reserva de la pista se ha registrado correctamente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11.A9" office:value-type="string">
            <text:p text:style-name="P20">Postcondición</text:p>
          </table:table-cell>
          <table:table-cell table:style-name="Tabla11.B9" office:value-type="string">
            <text:p text:style-name="P58">El socio usa la pista solicitada y el sistema ha registrado la reserva de la pista</text:p>
          </table:table-cell>
        </table:table-row>
        <table:table-row>
          <table:table-cell table:style-name="Tabla11.A9" office:value-type="string">
            <text:p text:style-name="P20">Excepciones</text:p>
          </table:table-cell>
          <table:table-cell table:style-name="Tabla11.B9" office:value-type="string">
            <table:table table:name="Tabla13" table:style-name="Tabla13">
              <table:table-column table:style-name="Tabla13.A"/>
              <table:table-column table:style-name="Tabla13.B"/>
              <table:table-row>
                <table:table-cell table:style-name="Tabla13.A1" office:value-type="string">
                  <text:p text:style-name="P58">Paso</text:p>
                </table:table-cell>
                <table:table-cell table:style-name="Tabla13.B1" office:value-type="string">
                  <text:p text:style-name="P58">Acción</text:p>
                </table:table-cell>
              </table:table-row>
              <table:table-row>
                <table:table-cell table:style-name="Tabla13.A2" office:value-type="string">
                  <text:p text:style-name="P58">2</text:p>
                </table:table-cell>
                <table:table-cell table:style-name="Tabla13.B2" office:value-type="string">
                  <table:table table:name="Tabla14" table:style-name="Tabla14">
                    <table:table-column table:style-name="Tabla14.A"/>
                    <table:table-row>
                      <table:table-cell table:style-name="Tabla14.A1" office:value-type="string">
                        <text:p text:style-name="P58">Si la persona solicitante no es socia del club,</text:p>
                      </table:table-cell>
                    </table:table-row>
                  </table:table>
                  <table:table table:name="Tabla15" table:style-name="Tabla15">
                    <table:table-column table:style-name="Tabla15.A"/>
                    <table:table-column table:style-name="Tabla15.B"/>
                    <table:table-row>
                      <table:table-cell table:style-name="Tabla15.A1" office:value-type="string">
                        <text:p text:style-name="P58">E.1</text:p>
                      </table:table-cell>
                      <table:table-cell table:style-name="Tabla15.B1" office:value-type="string">
                        <text:p text:style-name="P58">El sistema informa de la situación que impide realizar la reserva</text:p>
                      </table:table-cell>
                    </table:table-row>
                    <table:table-row>
                      <table:table-cell table:style-name="Tabla15.A2" office:value-type="string">
                        <text:p text:style-name="P58">E.2</text:p>
                      </table:table-cell>
                      <table:table-cell table:style-name="Tabla15.B2" office:value-type="string">
                        <text:p text:style-name="P58">El dependiente informa a la persona de la situación</text:p>
                      </table:table-cell>
                    </table:table-row>
                    <table:table-row>
                      <table:table-cell table:style-name="Tabla15.A2" office:value-type="string">
                        <text:p text:style-name="P58">E.3</text:p>
                      </table:table-cell>
                      <table:table-cell table:style-name="Tabla15.B2" office:value-type="string">
                        <text:p text:style-name="P58">Se cancela el caso de uso </text:p>
                      </table:table-cell>
                    </table:table-row>
                  </table:table>
                  <text:p text:style-name="P58"/>
                </table:table-cell>
              </table:table-row>
            </table:table>
            <text:p text:style-name="P8"/>
          </table:table-cell>
        </table:table-row>
        <table:table-row>
          <table:table-cell table:style-name="Tabla11.A9" office:value-type="string">
            <text:p text:style-name="P20">Comentarios</text:p>
          </table:table-cell>
          <table:table-cell table:style-name="Tabla11.B9" office:value-type="string">
            <text:p text:style-name="P58">El número máximo de reservas de pistas es una por socio</text:p>
          </table:table-cell>
        </table:table-row>
      </table:table>
      <text:h text:style-name="P2" text:outline-level="1"/>
      <text:h text:style-name="P3" text:outline-level="1"/>
      <table:table table:name="Tabla16" table:style-name="Tabla16">
        <table:table-column table:style-name="Tabla16.A"/>
        <table:table-column table:style-name="Tabla16.B"/>
        <text:soft-page-break/>
        <table:table-row>
          <table:table-cell table:style-name="Tabla16.A1" office:value-type="string">
            <text:p text:style-name="P16">PT-0<text:span text:style-name="T14">2</text:span></text:p>
          </table:table-cell>
          <table:table-cell table:style-name="Tabla16.B1" office:value-type="string">
            <text:p text:style-name="P21">Registrar <text:span text:style-name="T11">importe y factura.</text:span></text:p>
          </table:table-cell>
        </table:table-row>
        <table:table-row>
          <table:table-cell table:style-name="Tabla16.A9" office:value-type="string">
            <text:p text:style-name="P21">Versión</text:p>
          </table:table-cell>
          <table:table-cell table:style-name="Tabla16.B9" office:value-type="string">
            <text:p text:style-name="P21">1.0 <text:span text:style-name="T3">(26/10/2021)</text:span></text:p>
          </table:table-cell>
        </table:table-row>
        <table:table-row>
          <table:table-cell table:style-name="Tabla16.A9" office:value-type="string">
            <text:p text:style-name="P21">Dependencias</text:p>
          </table:table-cell>
          <table:table-cell table:style-name="Tabla16.B9" office:value-type="string">
            <text:list xml:id="list124223804234545" text:continue-list="list124223804238057" text:style-name="L1">
              <text:list-item>
                <text:p text:style-name="P64">Reciclar latas, botellas y cajas de botellas.</text:p>
              </text:list-item>
              <text:list-item>
                <text:p text:style-name="P70">La máquina no genera fallos.</text:p>
              </text:list-item>
            </text:list>
          </table:table-cell>
        </table:table-row>
        <table:table-row>
          <table:table-cell table:style-name="Tabla16.A9" office:value-type="string">
            <text:p text:style-name="P44">Precondición</text:p>
          </table:table-cell>
          <table:table-cell table:style-name="Tabla16.B9" office:value-type="string">
            <text:p text:style-name="P44">El <text:span text:style-name="T7">usuario recicla ciertos elementos y recibe una factura del sistema.</text:span></text:p>
          </table:table-cell>
        </table:table-row>
        <table:table-row>
          <table:table-cell table:style-name="Tabla16.A9" office:value-type="string">
            <text:p text:style-name="P21">Descripción</text:p>
          </table:table-cell>
          <table:table-cell table:style-name="Tabla16.B9" office:value-type="string">
            <text:p text:style-name="P44">El sistema deberá comportarse como se describe en el siguiente caso de uso cuando el <text:span text:style-name="T7">usuario devuelva los elementos</text:span> <text:span text:style-name="T9">y </text:span>solicite <text:span text:style-name="T8">la factura.</text:span></text:p>
          </table:table-cell>
        </table:table-row>
        <table:table-row>
          <table:table-cell table:style-name="Tabla16.A9" office:value-type="string">
            <text:p text:style-name="P21">Secuencia normal</text:p>
          </table:table-cell>
          <table:table-cell table:style-name="Tabla16.B9" office:value-type="string"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21">Paso</text:p>
                </table:table-cell>
                <table:table-cell table:style-name="Tabla17.B1" office:value-type="string">
                  <text:p text:style-name="P21">Acción</text:p>
                </table:table-cell>
              </table:table-row>
              <table:table-row>
                <table:table-cell table:style-name="Tabla17.A2" office:value-type="string">
                  <text:p text:style-name="P21">1</text:p>
                </table:table-cell>
                <table:table-cell table:style-name="Tabla17.B2" office:value-type="string">
                  <text:p text:style-name="P66">El usuario inicia el sistema.</text:p>
                </table:table-cell>
              </table:table-row>
              <table:table-row>
                <table:table-cell table:style-name="Tabla17.A2" office:value-type="string">
                  <text:p text:style-name="P21">2</text:p>
                </table:table-cell>
                <table:table-cell table:style-name="Tabla17.B2" office:value-type="string">
                  <text:p text:style-name="P51">El <text:span text:style-name="T9">usuario</text:span> solicita al sistema comenzar el proceso de registrar la <text:span text:style-name="T9">devolución</text:span> de <text:span text:style-name="T9">elementos.</text:span></text:p>
                </table:table-cell>
              </table:table-row>
              <table:table-row>
                <table:table-cell table:style-name="Tabla17.A2" office:value-type="string">
                  <text:p text:style-name="P21">3</text:p>
                </table:table-cell>
                <table:table-cell table:style-name="Tabla17.B2" office:value-type="string">
                  <text:p text:style-name="P51">El <text:span text:style-name="T9">usuario devuelve una serie de elementos.</text:span></text:p>
                </table:table-cell>
              </table:table-row>
              <table:table-row>
                <table:table-cell table:style-name="Tabla17.A2" office:value-type="string">
                  <text:p text:style-name="P21">4</text:p>
                </table:table-cell>
                <table:table-cell table:style-name="Tabla17.B2" office:value-type="string">
                  <text:p text:style-name="P51">El sistema <text:span text:style-name="T9">registra los elementos devueltos.</text:span></text:p>
                </table:table-cell>
              </table:table-row>
              <table:table-row>
                <table:table-cell table:style-name="Tabla17.A2" office:value-type="string">
                  <text:p text:style-name="P21">5</text:p>
                </table:table-cell>
                <table:table-cell table:style-name="Tabla17.B2" office:value-type="string">
                  <text:p text:style-name="P51">El <text:span text:style-name="T9">sistema imprime la factura.</text:span></text:p>
                </table:table-cell>
              </table:table-row>
              <table:table-row>
                <table:table-cell table:style-name="Tabla17.A2" office:value-type="string">
                  <text:p text:style-name="P21">6</text:p>
                </table:table-cell>
                <table:table-cell table:style-name="Tabla17.B2" office:value-type="string">
                  <text:p text:style-name="P66">El <text:span text:style-name="T10">sistema</text:span> <text:span text:style-name="T10">entrega un importe económico al usuario.</text:span></text:p>
                </table:table-cell>
              </table:table-row>
              <table:table-row>
                <table:table-cell table:style-name="Tabla17.A2" office:value-type="string">
                  <text:p text:style-name="P71">7</text:p>
                </table:table-cell>
                <table:table-cell table:style-name="Tabla17.B2" office:value-type="string">
                  <text:p text:style-name="P71">El sistema informa de que se ha realizado correctamente el proceso de reciclaj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6.A9" office:value-type="string">
            <text:p text:style-name="P21">Postcondición</text:p>
          </table:table-cell>
          <table:table-cell table:style-name="Tabla16.B9" office:value-type="string">
            <text:p text:style-name="P59">El <text:span text:style-name="T10">usuario ha recibido el dinero y la factura de su reciclaje</text:span> y el sistema ha registrado <text:span text:style-name="T10">el reciclaje.</text:span></text:p>
          </table:table-cell>
        </table:table-row>
        <table:table-row>
          <table:table-cell table:style-name="Tabla16.A9" office:value-type="string">
            <text:p text:style-name="P21">Excepciones</text:p>
          </table:table-cell>
          <table:table-cell table:style-name="Tabla16.B9" office:value-type="string">
            <table:table table:name="Tabla18" table:style-name="Tabla18">
              <table:table-column table:style-name="Tabla18.A"/>
              <table:table-column table:style-name="Tabla18.B"/>
              <table:table-row>
                <table:table-cell table:style-name="Tabla18.A1" office:value-type="string">
                  <text:p text:style-name="P59">Paso</text:p>
                </table:table-cell>
                <table:table-cell table:style-name="Tabla18.B1" office:value-type="string">
                  <text:p text:style-name="P59">Acción</text:p>
                </table:table-cell>
              </table:table-row>
              <table:table-row>
                <table:table-cell table:style-name="Tabla18.A2" office:value-type="string">
                  <text:p text:style-name="P71">3</text:p>
                </table:table-cell>
                <table:table-cell table:style-name="Tabla18.B2" office:value-type="string">
                  <table:table table:name="Tabla19" table:style-name="Tabla19">
                    <table:table-column table:style-name="Tabla19.A"/>
                    <table:table-row>
                      <table:table-cell table:style-name="Tabla19.A1" office:value-type="string">
                        <text:p text:style-name="P59">Si la persona no <text:span text:style-name="T10">devuelve latas, botellas y/o cajas de botellas,</text:span></text:p>
                      </table:table-cell>
                    </table:table-row>
                  </table:table>
                  <table:table table:name="Tabla20" table:style-name="Tabla20">
                    <table:table-column table:style-name="Tabla20.A"/>
                    <table:table-column table:style-name="Tabla20.B"/>
                    <table:table-row>
                      <table:table-cell table:style-name="Tabla20.A1" office:value-type="string">
                        <text:p text:style-name="P59">E.1</text:p>
                      </table:table-cell>
                      <table:table-cell table:style-name="Tabla20.B1" office:value-type="string">
                        <text:p text:style-name="P59">El sistema informa de la situación que impide realizar <text:span text:style-name="T10">el reciclado.</text:span></text:p>
                      </table:table-cell>
                    </table:table-row>
                    <table:table-row>
                      <table:table-cell table:style-name="Tabla20.A2" office:value-type="string">
                        <text:p text:style-name="P59">E.<text:span text:style-name="T10">2</text:span></text:p>
                      </table:table-cell>
                      <table:table-cell table:style-name="Tabla20.B2" office:value-type="string">
                        <text:p text:style-name="P59">Se cancela el caso de uso.</text:p>
                      </table:table-cell>
                    </table:table-row>
                  </table:table>
                  <text:p text:style-name="P59"/>
                </table:table-cell>
              </table:table-row>
            </table:table>
            <text:p text:style-name="P9"/>
          </table:table-cell>
        </table:table-row>
        <table:table-row>
          <table:table-cell table:style-name="Tabla16.A9" office:value-type="string">
            <text:p text:style-name="P21">Comentarios</text:p>
          </table:table-cell>
          <table:table-cell table:style-name="Tabla16.B9" office:value-type="string">
            <text:p text:style-name="P71">Los elementos devueltos deben ser latas, botellas o cajas de botellas.</text:p>
          </table:table-cell>
        </table:table-row>
      </table:table>
      <text:h text:style-name="P3" text:outline-level="1"/>
      <text:h text:style-name="P4" text:outline-level="1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7">PT-0<text:span text:style-name="T14">2</text:span></text:p>
          </table:table-cell>
          <table:table-cell table:style-name="Tabla21.B1" office:value-type="string">
            <text:p text:style-name="P22">Re<text:span text:style-name="T12">visar sistema.</text:span></text:p>
          </table:table-cell>
        </table:table-row>
        <table:table-row>
          <table:table-cell table:style-name="Tabla21.A9" office:value-type="string">
            <text:p text:style-name="P22">Versión</text:p>
          </table:table-cell>
          <table:table-cell table:style-name="Tabla21.B9" office:value-type="string">
            <text:p text:style-name="P22">1.0 <text:span text:style-name="T3">(27/10/2021)</text:span></text:p>
          </table:table-cell>
        </table:table-row>
        <table:table-row>
          <table:table-cell table:style-name="Tabla21.A9" office:value-type="string">
            <text:p text:style-name="P22">Dependencias</text:p>
          </table:table-cell>
          <table:table-cell table:style-name="Tabla21.B9" office:value-type="string">
            <text:list xml:id="list124223819227301" text:continue-numbering="true" text:style-name="L1">
              <text:list-item>
                <text:p text:style-name="P75">Identeficarse como empleado.</text:p>
              </text:list-item>
            </text:list>
          </table:table-cell>
        </table:table-row>
        <table:table-row>
          <table:table-cell table:style-name="Tabla21.A9" office:value-type="string">
            <text:p text:style-name="P45">Precondición</text:p>
          </table:table-cell>
          <table:table-cell table:style-name="Tabla21.B9" office:value-type="string">
            <text:p text:style-name="P45">El <text:span text:style-name="T12">operador se registra en el sistema, averigua la cantidad de elementos devueltos y actualiza valores.</text:span></text:p>
          </table:table-cell>
        </table:table-row>
        <table:table-row>
          <table:table-cell table:style-name="Tabla21.A9" office:value-type="string">
            <text:p text:style-name="P22">Descripción</text:p>
          </table:table-cell>
          <table:table-cell table:style-name="Tabla21.B9" office:value-type="string">
            <text:p text:style-name="P45">El sistema deberá comportarse como se describe en el siguiente caso de uso cuando el <text:span text:style-name="T12">operador </text:span>solicite <text:span text:style-name="T8">la información y actualización.</text:span></text:p>
          </table:table-cell>
        </table:table-row>
        <table:table-row>
          <table:table-cell table:style-name="Tabla21.A9" office:value-type="string">
            <text:p text:style-name="P22">Secuencia normal</text:p>
          </table:table-cell>
          <table:table-cell table:style-name="Tabla21.B9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22">Paso</text:p>
                </table:table-cell>
                <table:table-cell table:style-name="Tabla22.B1" office:value-type="string">
                  <text:p text:style-name="P22">Acción</text:p>
                </table:table-cell>
              </table:table-row>
              <table:table-row>
                <table:table-cell table:style-name="Tabla22.A2" office:value-type="string">
                  <text:p text:style-name="P22">1</text:p>
                </table:table-cell>
                <table:table-cell table:style-name="Tabla22.B2" office:value-type="string">
                  <text:p text:style-name="P67">El <text:span text:style-name="T12">operador</text:span> inicia el sistema.</text:p>
                </table:table-cell>
              </table:table-row>
              <table:table-row>
                <table:table-cell table:style-name="Tabla22.A2" office:value-type="string">
                  <text:p text:style-name="P76">2</text:p>
                </table:table-cell>
                <table:table-cell table:style-name="Tabla22.B2" office:value-type="string">
                  <text:p text:style-name="P76">El operador introduce su código de empleado y contraseña.</text:p>
                </table:table-cell>
              </table:table-row>
              <table:table-row>
                <table:table-cell table:style-name="Tabla22.A2" office:value-type="string">
                  <text:p text:style-name="P76">3</text:p>
                </table:table-cell>
                <table:table-cell table:style-name="Tabla22.B2" office:value-type="string">
                  <text:p text:style-name="P52">El <text:span text:style-name="T12">operador</text:span> solicita al sistema comenzar el proceso de <text:span text:style-name="T12">informar sobre la cantidad de elementos devueltos.</text:span></text:p>
                </table:table-cell>
              </table:table-row>
              <table:table-row>
                <table:table-cell table:style-name="Tabla22.A2" office:value-type="string">
                  <text:p text:style-name="P76"><text:soft-page-break/>4</text:p>
                </table:table-cell>
                <table:table-cell table:style-name="Tabla22.B2" office:value-type="string">
                  <text:p text:style-name="P76">El sistema muestra en pantalla la información solicitada.</text:p>
                </table:table-cell>
              </table:table-row>
              <table:table-row>
                <table:table-cell table:style-name="Tabla22.A2" office:value-type="string">
                  <text:p text:style-name="P76">5</text:p>
                </table:table-cell>
                <table:table-cell table:style-name="Tabla22.B2" office:value-type="string">
                  <text:p text:style-name="P52">El <text:span text:style-name="T12">operador pide al sistema actualizar los valores de los elementos.</text:span></text:p>
                </table:table-cell>
              </table:table-row>
              <table:table-row>
                <table:table-cell table:style-name="Tabla22.A2" office:value-type="string">
                  <text:p text:style-name="P76">6</text:p>
                </table:table-cell>
                <table:table-cell table:style-name="Tabla22.B2" office:value-type="string">
                  <text:p text:style-name="P52">El <text:span text:style-name="T9">sistema actualiza los valores.</text:span></text:p>
                </table:table-cell>
              </table:table-row>
              <table:table-row>
                <table:table-cell table:style-name="Tabla22.A2" office:value-type="string">
                  <text:p text:style-name="P76">7</text:p>
                </table:table-cell>
                <table:table-cell table:style-name="Tabla22.B2" office:value-type="string">
                  <text:p text:style-name="P72">El sistema informa de que se ha realizado correctamente el proceso de <text:span text:style-name="T13">actualización</text:span>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21.A9" office:value-type="string">
            <text:p text:style-name="P22">Postcondición</text:p>
          </table:table-cell>
          <table:table-cell table:style-name="Tabla21.B9" office:value-type="string">
            <text:p text:style-name="P60">El <text:span text:style-name="T13">operador ha averiguado la cantidad de elementos devueltos y ha actualizado el valor de los mismos</text:span> y el sistema <text:span text:style-name="T13">lo</text:span> ha registrado<text:span text:style-name="T10">.</text:span></text:p>
          </table:table-cell>
        </table:table-row>
        <table:table-row>
          <table:table-cell table:style-name="Tabla21.A9" office:value-type="string">
            <text:p text:style-name="P22">Excepciones</text:p>
          </table:table-cell>
          <table:table-cell table:style-name="Tabla21.B9" office:value-type="string">
            <table:table table:name="Tabla23" table:style-name="Tabla23">
              <table:table-column table:style-name="Tabla23.A"/>
              <table:table-column table:style-name="Tabla23.B"/>
              <table:table-row>
                <table:table-cell table:style-name="Tabla23.A1" office:value-type="string">
                  <text:p text:style-name="P60">Paso</text:p>
                </table:table-cell>
                <table:table-cell table:style-name="Tabla23.B1" office:value-type="string">
                  <text:p text:style-name="P60">Acción</text:p>
                </table:table-cell>
              </table:table-row>
              <table:table-row>
                <table:table-cell table:style-name="Tabla23.A2" office:value-type="string">
                  <text:p text:style-name="P72">3</text:p>
                </table:table-cell>
                <table:table-cell table:style-name="Tabla23.B2" office:value-type="string">
                  <table:table table:name="Tabla24" table:style-name="Tabla24">
                    <table:table-column table:style-name="Tabla24.A"/>
                    <table:table-row>
                      <table:table-cell table:style-name="Tabla24.A1" office:value-type="string">
                        <text:p text:style-name="P60">Si la persona no <text:span text:style-name="T13">se identifica como trabajador,</text:span></text:p>
                      </table:table-cell>
                    </table:table-row>
                  </table:table>
                  <table:table table:name="Tabla25" table:style-name="Tabla25">
                    <table:table-column table:style-name="Tabla25.A"/>
                    <table:table-column table:style-name="Tabla25.B"/>
                    <table:table-row>
                      <table:table-cell table:style-name="Tabla25.A1" office:value-type="string">
                        <text:p text:style-name="P60">E.1</text:p>
                      </table:table-cell>
                      <table:table-cell table:style-name="Tabla25.B1" office:value-type="string">
                        <text:p text:style-name="P60">El sistema informa de la situación que impide realizar <text:span text:style-name="T10">el reciclado.</text:span></text:p>
                      </table:table-cell>
                    </table:table-row>
                    <table:table-row>
                      <table:table-cell table:style-name="Tabla25.A2" office:value-type="string">
                        <text:p text:style-name="P60">E.<text:span text:style-name="T10">2</text:span></text:p>
                      </table:table-cell>
                      <table:table-cell table:style-name="Tabla25.B2" office:value-type="string">
                        <text:p text:style-name="P60">Se cancela el caso de uso.</text:p>
                      </table:table-cell>
                    </table:table-row>
                  </table:table>
                  <text:p text:style-name="P60"/>
                </table:table-cell>
              </table:table-row>
            </table:table>
            <text:p text:style-name="P10"/>
          </table:table-cell>
        </table:table-row>
        <table:table-row>
          <table:table-cell table:style-name="Tabla21.A9" office:value-type="string">
            <text:p text:style-name="P22">Comentarios</text:p>
          </table:table-cell>
          <table:table-cell table:style-name="Tabla21.B9" office:value-type="string">
            <text:p text:style-name="P72"><text:span text:style-name="T13">El operador debe poseer un código y contraseña verificados</text:span>.</text:p>
          </table:table-cell>
        </table:table-row>
      </table:table>
      <text:h text:style-name="P4" text:outline-level="1"/>
      <text:h text:style-name="P5" text:outline-level="1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77">PT-0<text:span text:style-name="T15">3.1</text:span></text:p>
          </table:table-cell>
          <table:table-cell table:style-name="Tabla26.B1" office:value-type="string">
            <text:p text:style-name="P77">Consultar horarios.</text:p>
          </table:table-cell>
        </table:table-row>
        <table:table-row>
          <table:table-cell table:style-name="Tabla26.A9" office:value-type="string">
            <text:p text:style-name="P23">Versión</text:p>
          </table:table-cell>
          <table:table-cell table:style-name="Tabla26.B9" office:value-type="string">
            <text:p text:style-name="P23">1.0 <text:span text:style-name="T3">(02/11/2021)</text:span></text:p>
          </table:table-cell>
        </table:table-row>
        <table:table-row>
          <table:table-cell table:style-name="Tabla26.A9" office:value-type="string">
            <text:p text:style-name="P23">Dependencias</text:p>
          </table:table-cell>
          <table:table-cell table:style-name="Tabla26.B9" office:value-type="string">
            <text:list xml:id="list124223819221713" text:continue-numbering="true" text:style-name="L1">
              <text:list-item>
                <text:p text:style-name="P65"/>
              </text:list-item>
            </text:list>
          </table:table-cell>
        </table:table-row>
        <table:table-row>
          <table:table-cell table:style-name="Tabla26.A9" office:value-type="string">
            <text:p text:style-name="P46">Precondición</text:p>
          </table:table-cell>
          <table:table-cell table:style-name="Tabla26.B9" office:value-type="string">
            <text:p text:style-name="P46">El <text:span text:style-name="T7">usuario quiere consultar los horarios de algunas películas.</text:span></text:p>
          </table:table-cell>
        </table:table-row>
        <table:table-row>
          <table:table-cell table:style-name="Tabla26.A9" office:value-type="string">
            <text:p text:style-name="P23">Descripción</text:p>
          </table:table-cell>
          <table:table-cell table:style-name="Tabla26.B9" office:value-type="string">
            <text:p text:style-name="P46">El sistema deberá comportarse como se describe en el siguiente caso de uso cuando el <text:span text:style-name="T7">usuario solicite la información de los horarios.</text:span></text:p>
          </table:table-cell>
        </table:table-row>
        <table:table-row>
          <table:table-cell table:style-name="Tabla26.A9" office:value-type="string">
            <text:p text:style-name="P23">Secuencia normal</text:p>
          </table:table-cell>
          <table:table-cell table:style-name="Tabla26.B9" office:value-type="string">
            <table:table table:name="Tabla27" table:style-name="Tabla27">
              <table:table-column table:style-name="Tabla27.A"/>
              <table:table-column table:style-name="Tabla27.B"/>
              <table:table-row>
                <table:table-cell table:style-name="Tabla27.A1" office:value-type="string">
                  <text:p text:style-name="P23">Paso</text:p>
                </table:table-cell>
                <table:table-cell table:style-name="Tabla27.B1" office:value-type="string">
                  <text:p text:style-name="P23">Acción</text:p>
                </table:table-cell>
              </table:table-row>
              <table:table-row>
                <table:table-cell table:style-name="Tabla27.A2" office:value-type="string">
                  <text:p text:style-name="P23">1</text:p>
                </table:table-cell>
                <table:table-cell table:style-name="Tabla27.B2" office:value-type="string">
                  <text:p text:style-name="P68">El usuario inicia el sistema.</text:p>
                </table:table-cell>
              </table:table-row>
              <table:table-row>
                <table:table-cell table:style-name="Tabla27.A2" office:value-type="string">
                  <text:p text:style-name="P23">2</text:p>
                </table:table-cell>
                <table:table-cell table:style-name="Tabla27.B2" office:value-type="string">
                  <text:p text:style-name="P54">El <text:span text:style-name="T9">usuario</text:span> solicita <text:span text:style-name="T16">consultar los horarios de diferentes películas.</text:span></text:p>
                </table:table-cell>
              </table:table-row>
              <table:table-row>
                <table:table-cell table:style-name="Tabla27.A2" office:value-type="string">
                  <text:p text:style-name="P23">3</text:p>
                </table:table-cell>
                <table:table-cell table:style-name="Tabla27.B2" office:value-type="string">
                  <text:p text:style-name="P79">El sistema le pide al usuario que introduzca la fecha en la que desea ver la película.</text:p>
                </table:table-cell>
              </table:table-row>
              <table:table-row>
                <table:table-cell table:style-name="Tabla27.A2" office:value-type="string">
                  <text:p text:style-name="P23">4</text:p>
                </table:table-cell>
                <table:table-cell table:style-name="Tabla27.B2" office:value-type="string">
                  <text:p text:style-name="P53">El <text:span text:style-name="T16">usuario introduce la fecha.</text:span></text:p>
                </table:table-cell>
              </table:table-row>
              <table:table-row>
                <table:table-cell table:style-name="Tabla27.A2" office:value-type="string">
                  <text:p text:style-name="P23">5</text:p>
                </table:table-cell>
                <table:table-cell table:style-name="Tabla27.B2" office:value-type="string">
                  <text:p text:style-name="P53">El <text:span text:style-name="T9">sistema muestra las películas que se proyectan en esa fecha.</text:span></text:p>
                </table:table-cell>
              </table:table-row>
              <table:table-row>
                <table:table-cell table:style-name="Tabla27.A2" office:value-type="string">
                  <text:p text:style-name="P23">6</text:p>
                </table:table-cell>
                <table:table-cell table:style-name="Tabla27.B2" office:value-type="string">
                  <text:p text:style-name="P68">El <text:span text:style-name="T16">usuario selecciona una película.</text:span></text:p>
                </table:table-cell>
              </table:table-row>
              <table:table-row>
                <table:table-cell table:style-name="Tabla27.A2" office:value-type="string">
                  <text:p text:style-name="P73">7</text:p>
                </table:table-cell>
                <table:table-cell table:style-name="Tabla27.B2" office:value-type="string">
                  <text:p text:style-name="P73">El sistema informa de <text:span text:style-name="T17">las horas a las que se proyecta esa película en esa fecha.</text:span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a26.A9" office:value-type="string">
            <text:p text:style-name="P23">Postcondición</text:p>
          </table:table-cell>
          <table:table-cell table:style-name="Tabla26.B9" office:value-type="string">
            <text:p text:style-name="P61">El <text:span text:style-name="T10">usuario ha consultado correctamente los horarios de la película que desea ver.</text:span></text:p>
          </table:table-cell>
        </table:table-row>
        <table:table-row>
          <table:table-cell table:style-name="Tabla26.A9" office:value-type="string">
            <text:p text:style-name="P23">Excepciones</text:p>
          </table:table-cell>
          <table:table-cell table:style-name="Tabla26.B9" office:value-type="string"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61">Paso</text:p>
                </table:table-cell>
                <table:table-cell table:style-name="Tabla28.B1" office:value-type="string">
                  <text:p text:style-name="P61">Acción</text:p>
                </table:table-cell>
              </table:table-row>
              <table:table-row>
                <table:table-cell table:style-name="Tabla28.A2" office:value-type="string">
                  <text:p text:style-name="P73">3</text:p>
                </table:table-cell>
                <table:table-cell table:style-name="Tabla28.B2" office:value-type="string">
                  <table:table table:name="Tabla29" table:style-name="Tabla29">
                    <table:table-column table:style-name="Tabla29.A"/>
                    <table:table-row>
                      <table:table-cell table:style-name="Tabla29.A1" office:value-type="string">
                        <text:p text:style-name="P61">Si la persona <text:span text:style-name="T17">introduce una fecha pasada,</text:span></text:p>
                      </table:table-cell>
                    </table:table-row>
                  </table:table>
                  <table:table table:name="Tabla30" table:style-name="Tabla30">
                    <table:table-column table:style-name="Tabla30.A"/>
                    <table:table-column table:style-name="Tabla30.B"/>
                    <table:table-row>
                      <table:table-cell table:style-name="Tabla30.A1" office:value-type="string">
                        <text:p text:style-name="P61">E.1</text:p>
                      </table:table-cell>
                      <table:table-cell table:style-name="Tabla30.B1" office:value-type="string">
                        <text:p text:style-name="P61">El sistema informa de <text:span text:style-name="T17">que debe ser una fecha a partir de ese día.</text:span></text:p>
                      </table:table-cell>
                    </table:table-row>
                    <table:table-row>
                      <table:table-cell table:style-name="Tabla30.A2" office:value-type="string">
                        <text:p text:style-name="P61">E.<text:span text:style-name="T10">2</text:span></text:p>
                      </table:table-cell>
                      <table:table-cell table:style-name="Tabla30.B2" office:value-type="string">
                        <text:p text:style-name="P81">El usuario selecciona otra fecha.</text:p>
                      </table:table-cell>
                    </table:table-row>
                  </table:table>
                  <text:p text:style-name="P61"/>
                </table:table-cell>
              </table:table-row>
            </table:table>
            <text:p text:style-name="P11"/>
          </table:table-cell>
        </table:table-row>
        <table:table-row>
          <table:table-cell table:style-name="Tabla26.A9" office:value-type="string">
            <text:p text:style-name="P23">Comentarios</text:p>
          </table:table-cell>
          <table:table-cell table:style-name="Tabla26.B9" office:value-type="string">
            <text:p text:style-name="P81">El usuario solo puede seleccionar una película o fecha.</text:p>
          </table:table-cell>
        </table:table-row>
      </table:table>
      <text:h text:style-name="P6" text:outline-level="1"><text:soft-page-break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78">PT-03.<text:span text:style-name="T18">2</text:span></text:p>
          </table:table-cell>
          <table:table-cell table:style-name="Tabla31.B1" office:value-type="string">
            <text:p text:style-name="P78"><text:span text:style-name="T18">Comprar entradas</text:span>.</text:p>
          </table:table-cell>
        </table:table-row>
        <table:table-row>
          <table:table-cell table:style-name="Tabla31.A9" office:value-type="string">
            <text:p text:style-name="P24">Versión</text:p>
          </table:table-cell>
          <table:table-cell table:style-name="Tabla31.B9" office:value-type="string">
            <text:p text:style-name="P24"><text:span text:style-name="T18">2</text:span>.0 <text:span text:style-name="T3">(02/11/2021)</text:span></text:p>
          </table:table-cell>
        </table:table-row>
        <table:table-row>
          <table:table-cell table:style-name="Tabla31.A9" office:value-type="string">
            <text:p text:style-name="P24">Dependencias</text:p>
          </table:table-cell>
          <table:table-cell table:style-name="Tabla31.B9" office:value-type="string">
            <text:list xml:id="list124223835218334" text:continue-numbering="true" text:style-name="L1">
              <text:list-item>
                <text:p text:style-name="P83">Se realiza el caso de uso nº PT-03.1.</text:p>
              </text:list-item>
            </text:list>
          </table:table-cell>
        </table:table-row>
        <table:table-row>
          <table:table-cell table:style-name="Tabla31.A9" office:value-type="string">
            <text:p text:style-name="P47">Precondició<text:span text:style-name="T19">n</text:span></text:p>
          </table:table-cell>
          <table:table-cell table:style-name="Tabla31.B9" office:value-type="string">
            <text:p text:style-name="P84">Se realiza el caso de uso nº PT-03.1.</text:p>
          </table:table-cell>
        </table:table-row>
        <table:table-row>
          <table:table-cell table:style-name="Tabla31.A9" office:value-type="string">
            <text:p text:style-name="P24">Descripción</text:p>
          </table:table-cell>
          <table:table-cell table:style-name="Tabla31.B9" office:value-type="string">
            <text:p text:style-name="P47">El sistema deberá comportarse como se describe en el siguiente caso de uso cuando el <text:span text:style-name="T7">usuario solicite la información de los horarios.</text:span></text:p>
          </table:table-cell>
        </table:table-row>
        <table:table-row>
          <table:table-cell table:style-name="Tabla31.A9" office:value-type="string">
            <text:p text:style-name="P24">Secuencia normal</text:p>
          </table:table-cell>
          <table:table-cell table:style-name="Tabla31.B9" office:value-type="string">
            <table:table table:name="Tabla32" table:style-name="Tabla32">
              <table:table-column table:style-name="Tabla32.A"/>
              <table:table-column table:style-name="Tabla32.B"/>
              <table:table-row>
                <table:table-cell table:style-name="Tabla32.A1" office:value-type="string">
                  <text:p text:style-name="P24">Paso</text:p>
                </table:table-cell>
                <table:table-cell table:style-name="Tabla32.B1" office:value-type="string">
                  <text:p text:style-name="P24">Acción</text:p>
                </table:table-cell>
              </table:table-row>
              <table:table-row>
                <table:table-cell table:style-name="Tabla32.A2" office:value-type="string">
                  <text:p text:style-name="P24">1</text:p>
                </table:table-cell>
                <table:table-cell table:style-name="Tabla32.B2" office:value-type="string">
                  <text:p text:style-name="P69">El usuario solicita comprar entradas de la <text:span text:style-name="T19">película</text:span> seleccionada.</text:p>
                </table:table-cell>
              </table:table-row>
              <table:table-row>
                <table:table-cell table:style-name="Tabla32.A2" office:value-type="string">
                  <text:p text:style-name="P24">2</text:p>
                </table:table-cell>
                <table:table-cell table:style-name="Tabla32.B2" office:value-type="string">
                  <text:p text:style-name="P55">El <text:span text:style-name="T16">sistema pregunta al usuario el número de entradas que desea comprar.</text:span></text:p>
                </table:table-cell>
              </table:table-row>
              <table:table-row>
                <table:table-cell table:style-name="Tabla32.A2" office:value-type="string">
                  <text:p text:style-name="P24">3</text:p>
                </table:table-cell>
                <table:table-cell table:style-name="Tabla32.B2" office:value-type="string">
                  <text:p text:style-name="P80">El sistema le pide al usuario que introduzca la fecha en la que desea ver la película.</text:p>
                </table:table-cell>
              </table:table-row>
              <table:table-row>
                <table:table-cell table:style-name="Tabla32.A2" office:value-type="string">
                  <text:p text:style-name="P24">4</text:p>
                </table:table-cell>
                <table:table-cell table:style-name="Tabla32.B2" office:value-type="string">
                  <text:p text:style-name="P55">El <text:span text:style-name="T16">usuario introduce la fecha.</text:span></text:p>
                </table:table-cell>
              </table:table-row>
              <table:table-row>
                <table:table-cell table:style-name="Tabla32.A2" office:value-type="string">
                  <text:p text:style-name="P24">5</text:p>
                </table:table-cell>
                <table:table-cell table:style-name="Tabla32.B2" office:value-type="string">
                  <text:p text:style-name="P55">El <text:span text:style-name="T9">sistema muestra las películas que se proyectan en esa fecha.</text:span></text:p>
                </table:table-cell>
              </table:table-row>
              <table:table-row>
                <table:table-cell table:style-name="Tabla32.A2" office:value-type="string">
                  <text:p text:style-name="P24">6</text:p>
                </table:table-cell>
                <table:table-cell table:style-name="Tabla32.B2" office:value-type="string">
                  <text:p text:style-name="P69">El <text:span text:style-name="T16">usuario selecciona una película.</text:span></text:p>
                </table:table-cell>
              </table:table-row>
              <table:table-row>
                <table:table-cell table:style-name="Tabla32.A2" office:value-type="string">
                  <text:p text:style-name="P74">7</text:p>
                </table:table-cell>
                <table:table-cell table:style-name="Tabla32.B2" office:value-type="string">
                  <text:p text:style-name="P74">El sistema informa de <text:span text:style-name="T17">las horas a las que se proyecta esa película en esa fecha.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31.A9" office:value-type="string">
            <text:p text:style-name="P24">Postcondición</text:p>
          </table:table-cell>
          <table:table-cell table:style-name="Tabla31.B9" office:value-type="string">
            <text:p text:style-name="P62">El <text:span text:style-name="T10">usuario ha consultado correctamente los horarios de la película que desea ver.</text:span></text:p>
          </table:table-cell>
        </table:table-row>
        <table:table-row>
          <table:table-cell table:style-name="Tabla31.A9" office:value-type="string">
            <text:p text:style-name="P24">Excepciones</text:p>
          </table:table-cell>
          <table:table-cell table:style-name="Tabla31.B9" office:value-type="string">
            <table:table table:name="Tabla33" table:style-name="Tabla33">
              <table:table-column table:style-name="Tabla33.A"/>
              <table:table-column table:style-name="Tabla33.B"/>
              <table:table-row>
                <table:table-cell table:style-name="Tabla33.A1" office:value-type="string">
                  <text:p text:style-name="P62">Paso</text:p>
                </table:table-cell>
                <table:table-cell table:style-name="Tabla33.B1" office:value-type="string">
                  <text:p text:style-name="P62">Acción</text:p>
                </table:table-cell>
              </table:table-row>
              <table:table-row>
                <table:table-cell table:style-name="Tabla33.A2" office:value-type="string">
                  <text:p text:style-name="P74">3</text:p>
                </table:table-cell>
                <table:table-cell table:style-name="Tabla33.B2" office:value-type="string">
                  <table:table table:name="Tabla34" table:style-name="Tabla34">
                    <table:table-column table:style-name="Tabla34.A"/>
                    <table:table-row>
                      <table:table-cell table:style-name="Tabla34.A1" office:value-type="string">
                        <text:p text:style-name="P62">Si la persona <text:span text:style-name="T17">introduce una fecha pasada,</text:span></text:p>
                      </table:table-cell>
                    </table:table-row>
                  </table:table>
                  <table:table table:name="Tabla35" table:style-name="Tabla35">
                    <table:table-column table:style-name="Tabla35.A"/>
                    <table:table-column table:style-name="Tabla35.B"/>
                    <table:table-row>
                      <table:table-cell table:style-name="Tabla35.A1" office:value-type="string">
                        <text:p text:style-name="P62">E.1</text:p>
                      </table:table-cell>
                      <table:table-cell table:style-name="Tabla35.B1" office:value-type="string">
                        <text:p text:style-name="P62">El sistema informa de <text:span text:style-name="T17">que debe ser una fecha a partir de ese día.</text:span></text:p>
                      </table:table-cell>
                    </table:table-row>
                    <table:table-row>
                      <table:table-cell table:style-name="Tabla35.A2" office:value-type="string">
                        <text:p text:style-name="P62">E.<text:span text:style-name="T10">2</text:span></text:p>
                      </table:table-cell>
                      <table:table-cell table:style-name="Tabla35.B2" office:value-type="string">
                        <text:p text:style-name="P82">El usuario selecciona otra fecha.</text:p>
                      </table:table-cell>
                    </table:table-row>
                  </table:table>
                  <text:p text:style-name="P62"/>
                </table:table-cell>
              </table:table-row>
            </table:table>
            <text:p text:style-name="P12"/>
          </table:table-cell>
        </table:table-row>
        <table:table-row>
          <table:table-cell table:style-name="Tabla31.A9" office:value-type="string">
            <text:p text:style-name="P24">Comentarios</text:p>
          </table:table-cell>
          <table:table-cell table:style-name="Tabla31.B9" office:value-type="string">
            <text:p text:style-name="P82">El usuario solo puede seleccionar una película o fecha.</text:p>
          </table:table-cell>
        </table:table-row>
      </table:table>
      <text:h text:style-name="P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0:52:37.545000000</meta:creation-date>
    <dc:date>2021-11-02T12:42:23.721000000</dc:date>
    <meta:editing-duration>PT2H18M6S</meta:editing-duration>
    <meta:editing-cycles>16</meta:editing-cycles>
    <meta:generator>LibreOffice/4.2.4.2$Windows_x86 LibreOffice_project/63150712c6d317d27ce2db16eb94c2f3d7b699f8</meta:generator>
    <meta:document-statistic meta:table-count="35" meta:image-count="0" meta:object-count="0" meta:page-count="6" meta:paragraph-count="330" meta:word-count="1786" meta:character-count="10169" meta:non-whitespace-character-count="8730"/>
  </office:meta>
</office:document-meta>
</file>